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0.495cm" table:align="left"/>
    </style:style>
    <style:style style:name="Table1.A" style:family="table-column">
      <style:table-column-properties style:column-width="5.81cm"/>
    </style:style>
    <style:style style:name="Table1.B" style:family="table-column">
      <style:table-column-properties style:column-width="4.685cm"/>
    </style:style>
    <style:style style:name="Table1.A1" style:family="table-cell">
      <style:table-cell-properties style:vertical-align="middle" fo:padding="0.049cm" fo:border="none"/>
    </style:style>
    <style:style style:name="Table2" style:family="table">
      <style:table-properties style:width="11.118cm" table:align="left"/>
    </style:style>
    <style:style style:name="Table2.A" style:family="table-column">
      <style:table-column-properties style:column-width="5.872cm"/>
    </style:style>
    <style:style style:name="Table2.B" style:family="table-column">
      <style:table-column-properties style:column-width="5.246cm"/>
    </style:style>
    <style:style style:name="Table2.A1" style:family="table-cell">
      <style:table-cell-properties style:vertical-align="middle" fo:padding="0.049cm" fo:border="none"/>
    </style:style>
    <style:style style:name="Table3" style:family="table">
      <style:table-properties style:width="8.738cm" table:align="left"/>
    </style:style>
    <style:style style:name="Table3.A" style:family="table-column">
      <style:table-column-properties style:column-width="3.23cm"/>
    </style:style>
    <style:style style:name="Table3.B" style:family="table-column">
      <style:table-column-properties style:column-width="5.509cm"/>
    </style:style>
    <style:style style:name="Table3.A1" style:family="table-cell">
      <style:table-cell-properties style:vertical-align="middle" fo:padding="0.049cm" fo:border="none"/>
    </style:style>
    <style:style style:name="Table4" style:family="table">
      <style:table-properties style:width="9.364cm" table:align="left"/>
    </style:style>
    <style:style style:name="Table4.A" style:family="table-column">
      <style:table-column-properties style:column-width="5.274cm"/>
    </style:style>
    <style:style style:name="Table4.B" style:family="table-column">
      <style:table-column-properties style:column-width="4.09cm"/>
    </style:style>
    <style:style style:name="Table4.A1" style:family="table-cell">
      <style:table-cell-properties style:vertical-align="middle" fo:padding="0.049cm" fo:border="none"/>
    </style:style>
    <style:style style:name="P1" style:family="paragraph" style:parent-style-name="Heading_20_2">
      <style:paragraph-properties fo:text-align="justify" style:justify-single-word="false"/>
      <style:text-properties fo:color="#000000" style:text-position="0% 100%" style:font-name="Arial" fo:font-size="16pt" fo:font-style="italic" fo:font-weight="normal" officeooo:rsid="000bfaf4" officeooo:paragraph-rsid="0011add8" style:font-size-asian="16pt" style:font-style-asian="italic" style:font-weight-asian="normal" style:font-size-complex="16pt" style:font-style-complex="italic" style:font-weight-complex="normal"/>
    </style:style>
    <style:style style:name="P2" style:family="paragraph" style:parent-style-name="Heading_20_2">
      <style:paragraph-properties fo:text-align="justify" style:justify-single-word="false"/>
      <style:text-properties fo:color="#000000" style:text-position="0% 100%" style:font-name="Arial" fo:font-size="16pt" fo:font-style="italic" fo:font-weight="normal" officeooo:rsid="000bfaf4" officeooo:paragraph-rsid="0014ef78" style:font-size-asian="16pt" style:font-style-asian="italic" style:font-weight-asian="normal" style:font-size-complex="16pt" style:font-style-complex="italic" style:font-weight-complex="normal"/>
    </style:style>
    <style:style style:name="P3" style:family="paragraph" style:parent-style-name="Heading_20_2">
      <style:paragraph-properties fo:text-align="justify" style:justify-single-word="false"/>
      <style:text-properties fo:color="#000000" style:text-position="0% 100%" style:font-name="Arial" fo:font-size="16pt" fo:font-style="italic" fo:font-weight="normal" officeooo:rsid="000bfaf4" officeooo:paragraph-rsid="0016dc91" style:font-size-asian="16pt" style:font-style-asian="italic" style:font-weight-asian="normal" style:font-size-complex="16pt" style:font-style-complex="italic" style:font-weight-complex="normal"/>
    </style:style>
    <style:style style:name="P4" style:family="paragraph" style:parent-style-name="Heading_20_2">
      <style:paragraph-properties fo:text-align="justify" style:justify-single-word="false"/>
      <style:text-properties fo:color="#000000" style:text-position="0% 100%" style:font-name="Arial" fo:font-size="12pt" fo:font-style="normal" fo:font-weight="normal" officeooo:rsid="000bfaf4" officeooo:paragraph-rsid="000fe5ec" style:font-size-asian="12pt" style:font-style-asian="normal" style:font-weight-asian="normal" style:font-size-complex="12pt" style:font-style-complex="normal" style:font-weight-complex="normal"/>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1225cf"/>
    </style:style>
    <style:style style:name="P7" style:family="paragraph" style:parent-style-name="Text_20_body">
      <style:paragraph-properties fo:text-align="justify" style:justify-single-word="false"/>
      <style:text-properties fo:color="#000000" style:text-position="0% 100%" style:font-name="Arial" fo:font-size="12pt" fo:font-style="italic" fo:font-weight="normal" officeooo:rsid="000bfaf4" officeooo:paragraph-rsid="000f7237" style:font-size-asian="10.5pt" style:font-style-asian="italic" style:font-weight-asian="normal" style:font-size-complex="12pt" style:font-style-complex="italic" style:font-weight-complex="normal"/>
    </style:style>
    <style:style style:name="P8" style:family="paragraph" style:parent-style-name="Heading_20_3">
      <style:paragraph-properties fo:text-align="justify" style:justify-single-word="false"/>
      <style:text-properties fo:color="#000000" style:text-position="0% 100%" style:font-name="Arial" fo:font-size="16pt" fo:font-style="italic" fo:font-weight="normal" officeooo:rsid="000f7237" officeooo:paragraph-rsid="000f7237" style:font-size-asian="16pt" style:font-style-asian="italic" style:font-weight-asian="normal" style:font-size-complex="16pt" style:font-style-complex="italic" style:font-weight-complex="normal"/>
    </style:style>
    <style:style style:name="P9" style:family="paragraph" style:parent-style-name="Heading_20_3">
      <style:paragraph-properties fo:text-align="justify" style:justify-single-word="false"/>
    </style:style>
    <style:style style:name="P10" style:family="paragraph" style:parent-style-name="Table_20_Contents">
      <style:text-properties style:font-name="Arial"/>
    </style:style>
    <style:style style:name="P11" style:family="paragraph" style:parent-style-name="Table_20_Contents">
      <style:paragraph-properties fo:text-align="start" style:justify-single-word="false"/>
      <style:text-properties style:font-name="Arial"/>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Heading">
      <style:text-properties style:font-name="Arial"/>
    </style:style>
    <style:style style:name="P14" style:family="paragraph" style:parent-style-name="Table_20_Heading">
      <style:paragraph-properties fo:text-align="start" style:justify-single-word="false"/>
      <style:text-properties style:font-name="Arial"/>
    </style:style>
    <style:style style:name="P15" style:family="paragraph" style:parent-style-name="Table_20_Heading">
      <style:text-properties style:font-name="Arial" fo:font-size="12pt" style:font-size-asian="12pt" style:font-size-complex="12pt"/>
    </style:style>
    <style:style style:name="P16" style:family="paragraph" style:parent-style-name="Heading_20_2">
      <style:paragraph-properties fo:text-align="justify" style:justify-single-word="false"/>
      <style:text-properties fo:color="#3465a4" style:font-name="Arial" officeooo:rsid="000bfaf4" officeooo:paragraph-rsid="000bfaf4"/>
    </style:style>
    <style:style style:name="P17" style:family="paragraph" style:parent-style-name="Heading_20_2">
      <style:paragraph-properties fo:text-align="justify" style:justify-single-word="false"/>
      <style:text-properties fo:color="#3465a4" style:text-position="0% 100%" style:font-name="Arial" fo:font-size="18pt" officeooo:rsid="000bfaf4" officeooo:paragraph-rsid="000fe5ec" style:font-size-asian="18pt" style:font-size-complex="18pt"/>
    </style:style>
    <style:style style:name="P18" style:family="paragraph" style:parent-style-name="Heading_20_2">
      <style:paragraph-properties fo:text-align="justify" style:justify-single-word="false"/>
      <style:text-properties style:text-position="0% 100%" style:font-name="Arial" fo:font-size="18pt" officeooo:rsid="000708a0" officeooo:paragraph-rsid="000cb617" style:font-size-asian="18pt" style:font-size-complex="18pt"/>
    </style:style>
    <style:style style:name="P19" style:family="paragraph" style:parent-style-name="Heading_20_2">
      <style:paragraph-properties fo:text-align="justify" style:justify-single-word="false"/>
      <style:text-properties style:text-position="0% 100%" style:font-name="Arial" fo:font-size="18pt" officeooo:rsid="000708a0" officeooo:paragraph-rsid="000f07d9" style:font-size-asian="18pt" style:font-size-complex="18pt"/>
    </style:style>
    <style:style style:name="P20" style:family="paragraph" style:parent-style-name="Heading_20_2">
      <style:paragraph-properties fo:text-align="justify" style:justify-single-word="false"/>
      <style:text-properties style:text-position="0% 100%" style:font-name="Arial" fo:font-size="18pt" officeooo:rsid="000708a0" officeooo:paragraph-rsid="000fe5ec" style:font-size-asian="18pt" style:font-size-complex="18pt"/>
    </style:style>
    <style:style style:name="P21" style:family="paragraph" style:parent-style-name="Heading_20_2">
      <style:paragraph-properties fo:text-align="justify" style:justify-single-word="false"/>
      <style:text-properties style:text-position="0% 100%" style:font-name="Arial" fo:font-size="18pt" officeooo:rsid="000708a0" officeooo:paragraph-rsid="001225cf" style:font-size-asian="18pt" style:font-size-complex="18pt"/>
    </style:style>
    <style:style style:name="P22" style:family="paragraph" style:parent-style-name="Heading_20_2">
      <style:paragraph-properties fo:text-align="justify" style:justify-single-word="false"/>
      <style:text-properties style:text-position="0% 100%" style:font-name="Arial" fo:font-size="18pt" officeooo:rsid="000708a0" officeooo:paragraph-rsid="0014ef78" style:font-size-asian="18pt" style:font-size-complex="18pt"/>
    </style:style>
    <style:style style:name="P23" style:family="paragraph" style:parent-style-name="Heading_20_2">
      <style:paragraph-properties fo:text-align="justify" style:justify-single-word="false"/>
      <style:text-properties style:text-position="0% 100%" style:font-name="Arial" fo:font-size="18pt" officeooo:rsid="000708a0" officeooo:paragraph-rsid="0016dc91" style:font-size-asian="18pt" style:font-size-complex="18pt"/>
    </style:style>
    <style:style style:name="P24" style:family="paragraph" style:parent-style-name="Heading_20_2">
      <style:text-properties fo:font-variant="normal" fo:text-transform="none" fo:color="#3465a4" style:font-name="Arial" fo:font-size="16pt" fo:letter-spacing="normal" fo:font-style="normal" fo:font-weight="bold" officeooo:paragraph-rsid="000cb617" style:font-size-asian="16pt" style:font-weight-asian="bold" style:font-size-complex="16pt" style:font-weight-complex="bold"/>
    </style:style>
    <style:style style:name="P25" style:family="paragraph" style:parent-style-name="Heading_20_2">
      <style:paragraph-properties fo:text-align="justify" style:justify-single-word="false"/>
      <style:text-properties fo:font-variant="normal" fo:text-transform="none" fo:color="#3465a4" style:text-position="0% 100%" style:font-name="Arial" fo:font-size="12pt" fo:letter-spacing="normal" fo:font-style="normal" fo:font-weight="bold" officeooo:rsid="000cb617" officeooo:paragraph-rsid="000fe5ec" style:font-size-asian="16pt" style:font-style-asian="italic" style:font-weight-asian="bold" style:font-size-complex="16pt" style:font-style-complex="italic" style:font-weight-complex="bold"/>
    </style:style>
    <style:style style:name="P26" style:family="paragraph" style:parent-style-name="Heading_20_2">
      <style:paragraph-properties fo:text-align="justify" style:justify-single-word="false"/>
      <style:text-properties fo:font-variant="normal" fo:text-transform="none" fo:color="#3465a4" style:text-position="0% 100%" style:font-name="Arial" fo:font-size="12pt" fo:letter-spacing="normal" fo:font-style="normal" fo:font-weight="bold" officeooo:rsid="000cb617" officeooo:paragraph-rsid="0011add8" style:font-size-asian="16pt" style:font-style-asian="italic" style:font-weight-asian="bold" style:font-size-complex="16pt" style:font-style-complex="italic" style:font-weight-complex="bold"/>
    </style:style>
    <style:style style:name="P27" style:family="paragraph" style:parent-style-name="Heading_20_2">
      <style:paragraph-properties fo:text-align="justify" style:justify-single-word="false"/>
      <style:text-properties fo:font-variant="normal" fo:text-transform="none" fo:color="#3465a4" style:text-position="0% 100%" style:font-name="Arial" fo:font-size="12pt" fo:letter-spacing="normal" fo:font-style="normal" fo:font-weight="bold" officeooo:rsid="000cb617" officeooo:paragraph-rsid="0014ef78" style:font-size-asian="16pt" style:font-style-asian="italic" style:font-weight-asian="bold" style:font-size-complex="16pt" style:font-style-complex="italic" style:font-weight-complex="bold"/>
    </style:style>
    <style:style style:name="P28" style:family="paragraph" style:parent-style-name="Heading_20_2">
      <style:paragraph-properties fo:text-align="justify" style:justify-single-word="false"/>
      <style:text-properties fo:font-variant="normal" fo:text-transform="none" fo:color="#3465a4" style:text-position="0% 100%" style:font-name="Arial" fo:font-size="12pt" fo:letter-spacing="normal" fo:font-style="normal" fo:font-weight="bold" officeooo:rsid="000cb617" officeooo:paragraph-rsid="0016dc91" style:font-size-asian="16pt" style:font-style-asian="italic" style:font-weight-asian="bold" style:font-size-complex="16pt" style:font-style-complex="italic" style:font-weight-complex="bold"/>
    </style:style>
    <style:style style:name="P29" style:family="paragraph" style:parent-style-name="Heading_20_2">
      <style:paragraph-properties fo:text-align="justify" style:justify-single-word="false"/>
      <style:text-properties fo:font-variant="normal" fo:text-transform="none" fo:color="#3465a4" style:text-position="0% 100%" style:font-name="Arial" fo:font-size="16pt" fo:letter-spacing="normal" fo:font-style="normal" fo:font-weight="bold" officeooo:rsid="000bfaf4" officeooo:paragraph-rsid="000f7237" style:font-size-asian="16pt" style:font-style-asian="italic" style:font-weight-asian="bold" style:font-size-complex="16pt" style:font-style-complex="italic" style:font-weight-complex="bold"/>
    </style:style>
    <style:style style:name="P30" style:family="paragraph" style:parent-style-name="Heading_20_2">
      <style:paragraph-properties fo:text-align="justify" style:justify-single-word="false"/>
      <style:text-properties style:font-name="Arial" officeooo:paragraph-rsid="001153c9"/>
    </style:style>
    <style:style style:name="P31" style:family="paragraph" style:parent-style-name="Heading_20_2">
      <style:paragraph-properties fo:text-align="justify" style:justify-single-word="false"/>
      <style:text-properties style:font-name="Arial" officeooo:paragraph-rsid="0014ef78"/>
    </style:style>
    <style:style style:name="P32" style:family="paragraph" style:parent-style-name="Heading_20_2">
      <style:paragraph-properties fo:text-align="justify" style:justify-single-word="false"/>
      <style:text-properties style:font-name="Arial" officeooo:paragraph-rsid="0016dc91"/>
    </style:style>
    <style:style style:name="P33" style:family="paragraph" style:parent-style-name="Standard">
      <style:paragraph-properties fo:text-align="start" style:justify-single-word="false"/>
      <style:text-properties fo:color="#000000" style:font-name="Arial" officeooo:rsid="00063711" officeooo:paragraph-rsid="00063711"/>
    </style:style>
    <style:style style:name="P34" style:family="paragraph" style:parent-style-name="Standard">
      <style:paragraph-properties fo:text-align="justify" style:justify-single-word="false"/>
      <style:text-properties fo:color="#000000" style:font-name="Arial" officeooo:rsid="00063711" officeooo:paragraph-rsid="00063711"/>
    </style:style>
    <style:style style:name="P35" style:family="paragraph" style:parent-style-name="Standard">
      <style:paragraph-properties fo:text-align="justify" style:justify-single-word="false"/>
      <style:text-properties fo:color="#000000" style:font-name="Arial" fo:font-style="italic" officeooo:rsid="000f7237" officeooo:paragraph-rsid="000f7237" style:font-style-asian="italic" style:font-style-complex="italic"/>
    </style:style>
    <style:style style:name="P36" style:family="paragraph" style:parent-style-name="Standard">
      <style:paragraph-properties fo:text-align="justify" style:justify-single-word="false"/>
      <style:text-properties fo:color="#000000" style:font-name="Arial" fo:font-style="italic" officeooo:rsid="00063711" officeooo:paragraph-rsid="00063711" style:font-style-asian="italic" style:font-style-complex="italic"/>
    </style:style>
    <style:style style:name="P37" style:family="paragraph" style:parent-style-name="Standard">
      <style:paragraph-properties fo:text-align="justify" style:justify-single-word="false"/>
      <style:text-properties fo:color="#3465a4" style:font-name="Arial" fo:font-size="16pt" fo:font-style="normal" fo:font-weight="bold" officeooo:rsid="000f7237" officeooo:paragraph-rsid="000f7237" style:font-size-asian="16pt" style:font-style-asian="normal" style:font-weight-asian="bold" style:font-size-complex="16pt" style:font-style-complex="normal" style:font-weight-complex="bold"/>
    </style:style>
    <style:style style:name="P38" style:family="paragraph" style:parent-style-name="Standard">
      <style:text-properties style:font-name="Arial"/>
    </style:style>
    <style:style style:name="P39" style:family="paragraph" style:parent-style-name="Standard">
      <style:text-properties style:font-name="Arial" fo:font-weight="bold" style:font-weight-asian="bold" style:font-weight-complex="bold"/>
    </style:style>
    <style:style style:name="P40" style:family="paragraph" style:parent-style-name="Standard">
      <style:paragraph-properties fo:text-align="justify" style:justify-single-word="false"/>
      <style:text-properties fo:font-variant="normal" fo:text-transform="none" fo:color="#3465a4" style:text-position="0% 100%" style:font-name="Arial" fo:font-size="12pt" fo:letter-spacing="normal" fo:font-style="normal" fo:font-weight="bold" officeooo:rsid="0011add8" officeooo:paragraph-rsid="0013fb2f" style:font-size-asian="16pt" style:font-style-asian="normal" style:font-weight-asian="bold" style:font-size-complex="16pt" style:font-style-complex="normal" style:font-weight-complex="bold"/>
    </style:style>
    <style:style style:name="P41" style:family="paragraph" style:parent-style-name="Standard">
      <style:paragraph-properties fo:text-align="justify" style:justify-single-word="false"/>
      <style:text-properties fo:font-variant="normal" fo:text-transform="none" fo:color="#3465a4" style:text-position="0% 100%" style:font-name="Arial" fo:font-size="12pt" fo:letter-spacing="normal" fo:font-style="normal" fo:font-weight="bold" officeooo:rsid="0011add8" officeooo:paragraph-rsid="001a6b2b" style:font-size-asian="16pt" style:font-style-asian="normal" style:font-weight-asian="bold" style:font-size-complex="16pt" style:font-style-complex="normal" style:font-weight-complex="bold"/>
    </style:style>
    <style:style style:name="P42" style:family="paragraph" style:parent-style-name="Standard">
      <style:paragraph-properties fo:text-align="justify" style:justify-single-word="false"/>
      <style:text-properties fo:font-variant="normal" fo:text-transform="none" fo:color="#3465a4" style:text-position="0% 100%" style:font-name="Arial" fo:font-size="12pt" fo:letter-spacing="normal" fo:font-style="normal" fo:font-weight="bold" officeooo:rsid="000f7237" officeooo:paragraph-rsid="001153c9" style:font-size-asian="12pt" style:font-style-asian="normal" style:font-weight-asian="bold" style:font-size-complex="12pt" style:font-style-complex="normal" style:font-weight-complex="bold"/>
    </style:style>
    <style:style style:name="P43" style:family="paragraph" style:parent-style-name="Standard">
      <style:paragraph-properties fo:text-align="justify" style:justify-single-word="false"/>
      <style:text-properties fo:font-variant="normal" fo:text-transform="none" fo:color="#3465a4" style:text-position="0% 100%" style:font-name="Arial" fo:font-size="16pt" fo:letter-spacing="normal" fo:font-style="normal" fo:font-weight="bold" officeooo:rsid="000f7237" officeooo:paragraph-rsid="001153c9" style:font-size-asian="16pt" style:font-style-asian="normal" style:font-weight-asian="bold" style:font-size-complex="16pt" style:font-style-complex="normal" style:font-weight-complex="bold"/>
    </style:style>
    <style:style style:name="P44" style:family="paragraph" style:parent-style-name="Standard">
      <style:paragraph-properties fo:text-align="justify" style:justify-single-word="false"/>
      <style:text-properties fo:font-variant="normal" fo:text-transform="none" fo:color="#3465a4" style:text-position="0% 100%" style:font-name="Arial" fo:font-size="15pt" fo:letter-spacing="normal" fo:font-style="normal" fo:font-weight="bold" officeooo:rsid="0011add8" officeooo:paragraph-rsid="001a6b2b" style:font-size-asian="15pt" style:font-style-asian="normal" style:font-weight-asian="bold" style:font-size-complex="15pt" style:font-style-complex="normal" style:font-weight-complex="bold"/>
    </style:style>
    <style:style style:name="P45" style:family="paragraph" style:parent-style-name="Standard">
      <style:paragraph-properties fo:text-align="justify" style:justify-single-word="false"/>
      <style:text-properties fo:font-variant="normal" fo:text-transform="none" fo:color="#000000" style:text-position="0% 100%" style:font-name="Arial" fo:font-size="12pt" fo:letter-spacing="normal" fo:font-style="normal" fo:font-weight="bold" officeooo:rsid="0011add8" officeooo:paragraph-rsid="0013fb2f" style:font-size-asian="16pt" style:font-style-asian="normal" style:font-weight-asian="bold" style:font-size-complex="16pt" style:font-style-complex="normal" style:font-weight-complex="bold"/>
    </style:style>
    <style:style style:name="P46" style:family="paragraph" style:parent-style-name="Standard">
      <style:paragraph-properties fo:text-align="justify" style:justify-single-word="false"/>
      <style:text-properties fo:font-variant="normal" fo:text-transform="none" fo:color="#000000" style:text-position="0% 100%" style:font-name="Arial" fo:font-size="12pt" fo:letter-spacing="normal" fo:font-style="normal" fo:font-weight="bold" officeooo:rsid="0011add8" officeooo:paragraph-rsid="001a6b2b" style:font-size-asian="16pt" style:font-style-asian="normal" style:font-weight-asian="bold" style:font-size-complex="16pt" style:font-style-complex="normal" style:font-weight-complex="bold"/>
    </style:style>
    <style:style style:name="P47" style:family="paragraph" style:parent-style-name="Standard">
      <style:paragraph-properties fo:text-align="justify" style:justify-single-word="false"/>
      <style:text-properties fo:font-variant="normal" fo:text-transform="none" fo:color="#000000" style:text-position="0% 100%" style:font-name="Arial" fo:font-size="12pt" fo:letter-spacing="normal" fo:font-style="normal" fo:font-weight="normal" officeooo:rsid="0011add8" officeooo:paragraph-rsid="0013fb2f" style:font-size-asian="16pt" style:font-style-asian="normal" style:font-weight-asian="normal" style:font-size-complex="16pt" style:font-style-complex="normal" style:font-weight-complex="normal"/>
    </style:style>
    <style:style style:name="P48" style:family="paragraph" style:parent-style-name="Standard">
      <style:paragraph-properties fo:text-align="justify" style:justify-single-word="false"/>
      <style:text-properties fo:font-variant="normal" fo:text-transform="none" fo:color="#000000" style:text-position="0% 100%" style:font-name="Arial" fo:font-size="12pt" fo:letter-spacing="normal" fo:font-style="normal" fo:font-weight="normal" officeooo:rsid="0011add8" officeooo:paragraph-rsid="001a6b2b" style:font-size-asian="16pt" style:font-style-asian="normal" style:font-weight-asian="normal" style:font-size-complex="16pt" style:font-style-complex="normal" style:font-weight-complex="normal"/>
    </style:style>
    <style:style style:name="P49" style:family="paragraph" style:parent-style-name="Standard">
      <style:paragraph-properties fo:text-align="justify" style:justify-single-word="false"/>
      <style:text-properties fo:font-variant="normal" fo:text-transform="none" fo:color="#000000" style:text-position="0% 100%" style:font-name="Arial" fo:font-size="15pt" fo:letter-spacing="normal" fo:font-style="normal" fo:font-weight="normal" officeooo:rsid="0011add8" officeooo:paragraph-rsid="001a6b2b" style:font-size-asian="15pt" style:font-style-asian="normal" style:font-weight-asian="normal" style:font-size-complex="15pt" style:font-style-complex="normal" style:font-weight-complex="normal"/>
    </style:style>
    <style:style style:name="P50" style:family="paragraph" style:parent-style-name="Text_20_body" style:list-style-name="L1"/>
    <style:style style:name="P51" style:family="paragraph" style:parent-style-name="Text_20_body" style:list-style-name="L2">
      <style:paragraph-properties fo:text-align="justify" style:justify-single-word="false"/>
    </style:style>
    <style:style style:name="P52" style:family="paragraph" style:parent-style-name="Text_20_body" style:list-style-name="L6"/>
    <style:style style:name="P53" style:family="paragraph" style:parent-style-name="Text_20_body">
      <style:paragraph-properties fo:text-align="justify" style:justify-single-word="false"/>
      <style:text-properties fo:font-variant="normal" fo:text-transform="none" fo:color="#3465a4" style:text-position="0% 100%" style:font-name="Arial" fo:font-size="12pt" fo:letter-spacing="normal" fo:font-style="italic" fo:font-weight="bold" officeooo:rsid="000bfaf4" officeooo:paragraph-rsid="000bfaf4" style:font-size-asian="18pt" style:font-style-asian="italic" style:font-weight-asian="bold" style:font-size-complex="18pt" style:font-style-complex="italic" style:font-weight-complex="bold"/>
    </style:style>
    <style:style style:name="P54" style:family="paragraph" style:parent-style-name="Text_20_body">
      <style:paragraph-properties fo:text-align="justify" style:justify-single-word="false"/>
      <style:text-properties fo:font-variant="normal" fo:text-transform="none" fo:color="#3465a4" style:text-position="0% 100%" style:font-name="Arial" fo:font-size="12pt" fo:letter-spacing="normal" fo:font-style="italic" fo:font-weight="bold" officeooo:rsid="000bfaf4" officeooo:paragraph-rsid="000f07d9" style:font-size-asian="18pt" style:font-style-asian="italic" style:font-weight-asian="bold" style:font-size-complex="18pt" style:font-style-complex="italic" style:font-weight-complex="bold"/>
    </style:style>
    <style:style style:name="P55" style:family="paragraph" style:parent-style-name="Text_20_body">
      <style:paragraph-properties fo:text-align="justify" style:justify-single-word="false"/>
      <style:text-properties fo:font-variant="normal" fo:text-transform="none" fo:color="#3465a4" style:text-position="0% 100%" style:font-name="Arial" fo:font-size="12pt" fo:letter-spacing="normal" fo:font-style="italic" fo:font-weight="bold" officeooo:rsid="000bfaf4" officeooo:paragraph-rsid="000fe5ec" style:font-size-asian="18pt" style:font-style-asian="italic" style:font-weight-asian="bold" style:font-size-complex="18pt" style:font-style-complex="italic" style:font-weight-complex="bold"/>
    </style:style>
    <style:style style:name="P56" style:family="paragraph" style:parent-style-name="Text_20_body">
      <style:paragraph-properties fo:text-align="justify" style:justify-single-word="false"/>
      <style:text-properties fo:font-variant="normal" fo:text-transform="none" fo:color="#3465a4" style:text-position="0% 100%" style:font-name="Arial" fo:font-size="12pt" fo:letter-spacing="normal" fo:font-style="italic" fo:font-weight="bold" officeooo:rsid="000bfaf4" officeooo:paragraph-rsid="001153c9" style:font-size-asian="18pt" style:font-style-asian="italic" style:font-weight-asian="bold" style:font-size-complex="18pt" style:font-style-complex="italic" style:font-weight-complex="bold"/>
    </style:style>
    <style:style style:name="P57" style:family="paragraph" style:parent-style-name="Text_20_body">
      <style:paragraph-properties fo:text-align="justify" style:justify-single-word="false"/>
      <style:text-properties fo:font-variant="normal" fo:text-transform="none" fo:color="#3465a4" style:text-position="0% 100%" style:font-name="Arial" fo:font-size="12pt" fo:letter-spacing="normal" fo:font-style="italic" fo:font-weight="bold" officeooo:rsid="000bfaf4" officeooo:paragraph-rsid="0014ef78" style:font-size-asian="18pt" style:font-style-asian="italic" style:font-weight-asian="bold" style:font-size-complex="18pt" style:font-style-complex="italic" style:font-weight-complex="bold"/>
    </style:style>
    <style:style style:name="P58" style:family="paragraph" style:parent-style-name="Text_20_body">
      <style:paragraph-properties fo:text-align="justify" style:justify-single-word="false"/>
      <style:text-properties fo:font-variant="normal" fo:text-transform="none" fo:color="#3465a4" style:text-position="0% 100%" style:font-name="Arial" fo:font-size="12pt" fo:letter-spacing="normal" fo:font-style="italic" fo:font-weight="bold" officeooo:rsid="000bfaf4" officeooo:paragraph-rsid="0016dc91" style:font-size-asian="18pt" style:font-style-asian="italic" style:font-weight-asian="bold" style:font-size-complex="18pt" style:font-style-complex="italic" style:font-weight-complex="bold"/>
    </style:style>
    <style:style style:name="P59" style:family="paragraph" style:parent-style-name="Text_20_body">
      <style:paragraph-properties fo:text-align="justify" style:justify-single-word="false"/>
      <style:text-properties fo:font-variant="normal" fo:text-transform="none" fo:color="#3465a4" style:text-position="0% 100%" style:font-name="Arial" fo:font-size="12pt" fo:letter-spacing="normal" fo:font-style="normal" fo:font-weight="bold" officeooo:rsid="000bfaf4" officeooo:paragraph-rsid="000f7237" style:font-size-asian="16pt" style:font-style-asian="italic" style:font-weight-asian="bold" style:font-size-complex="16pt" style:font-style-complex="italic" style:font-weight-complex="bold"/>
    </style:style>
    <style:style style:name="P60"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italic" fo:font-weight="bold" officeooo:rsid="000f7237" officeooo:paragraph-rsid="000f7237" style:font-size-asian="16pt" style:font-style-asian="italic" style:font-weight-asian="bold" style:font-size-complex="16pt" style:font-style-complex="italic" style:font-weight-complex="bold"/>
    </style:style>
    <style:style style:name="P61"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italic" fo:font-weight="bold" officeooo:rsid="000fe5ec" officeooo:paragraph-rsid="0011add8" style:font-size-asian="18pt" style:font-style-asian="italic" style:font-weight-asian="bold" style:font-size-complex="18pt" style:font-style-complex="italic" style:font-weight-complex="bold"/>
    </style:style>
    <style:style style:name="P62"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italic" fo:font-weight="bold" officeooo:rsid="000cb617" officeooo:paragraph-rsid="000fe5ec" style:font-size-asian="18pt" style:font-style-asian="italic" style:font-weight-asian="bold" style:font-size-complex="18pt" style:font-style-complex="italic" style:font-weight-complex="bold"/>
    </style:style>
    <style:style style:name="P63"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italic" fo:font-weight="bold" officeooo:rsid="000cb617" officeooo:paragraph-rsid="001153c9" style:font-size-asian="18pt" style:font-style-asian="italic" style:font-weight-asian="bold" style:font-size-complex="18pt" style:font-style-complex="italic" style:font-weight-complex="bold"/>
    </style:style>
    <style:style style:name="P64"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italic" fo:font-weight="bold" officeooo:rsid="000cb617" officeooo:paragraph-rsid="0014ef78" style:font-size-asian="18pt" style:font-style-asian="italic" style:font-weight-asian="bold" style:font-size-complex="18pt" style:font-style-complex="italic" style:font-weight-complex="bold"/>
    </style:style>
    <style:style style:name="P65"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italic" fo:font-weight="bold" officeooo:rsid="000cb617" officeooo:paragraph-rsid="0016dc91" style:font-size-asian="18pt" style:font-style-asian="italic" style:font-weight-asian="bold" style:font-size-complex="18pt" style:font-style-complex="italic" style:font-weight-complex="bold"/>
    </style:style>
    <style:style style:name="P66"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italic" fo:font-weight="normal" officeooo:rsid="000cb617" officeooo:paragraph-rsid="000fe5ec" style:font-size-asian="18pt" style:font-style-asian="italic" style:font-weight-asian="bold" style:font-size-complex="18pt" style:font-style-complex="italic" style:font-weight-complex="bold"/>
    </style:style>
    <style:style style:name="P67"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italic" fo:font-weight="normal" officeooo:rsid="000cb617" officeooo:paragraph-rsid="001153c9" style:font-size-asian="18pt" style:font-style-asian="italic" style:font-weight-asian="bold" style:font-size-complex="18pt" style:font-style-complex="italic" style:font-weight-complex="bold"/>
    </style:style>
    <style:style style:name="P68"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italic" fo:font-weight="normal" officeooo:rsid="000cb617" officeooo:paragraph-rsid="0014ef78" style:font-size-asian="18pt" style:font-style-asian="italic" style:font-weight-asian="bold" style:font-size-complex="18pt" style:font-style-complex="italic" style:font-weight-complex="bold"/>
    </style:style>
    <style:style style:name="P69"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italic" fo:font-weight="normal" officeooo:rsid="000cb617" officeooo:paragraph-rsid="001153c9" style:font-size-asian="18pt" style:font-style-asian="italic" style:font-weight-asian="normal" style:font-size-complex="18pt" style:font-style-complex="italic" style:font-weight-complex="normal"/>
    </style:style>
    <style:style style:name="P70"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italic" fo:font-weight="normal" officeooo:rsid="000cb617" officeooo:paragraph-rsid="0014ef78" style:font-size-asian="18pt" style:font-style-asian="italic" style:font-weight-asian="normal" style:font-size-complex="18pt" style:font-style-complex="italic" style:font-weight-complex="normal"/>
    </style:style>
    <style:style style:name="P71"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italic" fo:font-weight="normal" officeooo:rsid="000cb617" officeooo:paragraph-rsid="0016dc91" style:font-size-asian="18pt" style:font-style-asian="italic" style:font-weight-asian="normal" style:font-size-complex="18pt" style:font-style-complex="italic" style:font-weight-complex="normal"/>
    </style:style>
    <style:style style:name="P72"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normal" fo:font-weight="bold" officeooo:rsid="000cb617" officeooo:paragraph-rsid="0014ef78" style:font-size-asian="16pt" style:font-style-asian="italic" style:font-weight-asian="bold" style:font-size-complex="16pt" style:font-style-complex="italic" style:font-weight-complex="bold"/>
    </style:style>
    <style:style style:name="P73"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normal" fo:font-weight="bold" officeooo:rsid="000cb617" officeooo:paragraph-rsid="0016dc91" style:font-size-asian="16pt" style:font-style-asian="italic" style:font-weight-asian="bold" style:font-size-complex="16pt" style:font-style-complex="italic" style:font-weight-complex="bold"/>
    </style:style>
    <style:style style:name="P74"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normal" fo:font-weight="bold" officeooo:rsid="000cb617" officeooo:paragraph-rsid="001a6b2b" style:font-size-asian="16pt" style:font-style-asian="italic" style:font-weight-asian="bold" style:font-size-complex="16pt" style:font-style-complex="italic" style:font-weight-complex="bold"/>
    </style:style>
    <style:style style:name="P75"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normal" fo:font-weight="normal" officeooo:rsid="000cb617" officeooo:paragraph-rsid="001a6b2b" style:font-size-asian="16pt" style:font-style-asian="italic" style:font-weight-asian="normal" style:font-size-complex="16pt" style:font-style-complex="italic" style:font-weight-complex="normal"/>
    </style:style>
    <style:style style:name="P76"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normal" fo:font-weight="normal" officeooo:rsid="000cb617" officeooo:paragraph-rsid="0016dc91" style:font-size-asian="16pt" style:font-style-asian="italic" style:font-weight-asian="normal" style:font-size-complex="16pt" style:font-style-complex="italic" style:font-weight-complex="normal"/>
    </style:style>
    <style:style style:name="P77" style:family="paragraph" style:parent-style-name="Text_20_body">
      <style:paragraph-properties fo:text-align="justify" style:justify-single-word="false"/>
      <style:text-properties fo:color="#3465a4" style:text-position="0% 100%" style:font-name="Arial" fo:font-size="18pt" fo:font-style="italic" fo:font-weight="bold" officeooo:rsid="000bfaf4" officeooo:paragraph-rsid="000cb617" style:font-size-asian="18pt" style:font-style-asian="italic" style:font-weight-asian="bold" style:font-size-complex="18pt" style:font-style-complex="italic" style:font-weight-complex="bold"/>
    </style:style>
    <style:style style:name="P78" style:family="paragraph" style:parent-style-name="Text_20_body">
      <style:paragraph-properties fo:text-align="justify" style:justify-single-word="false"/>
      <style:text-properties fo:color="#3465a4" style:text-position="0% 100%" style:font-name="Arial" fo:font-size="18pt" fo:font-style="italic" fo:font-weight="bold" officeooo:rsid="000bfaf4" officeooo:paragraph-rsid="000f07d9" style:font-size-asian="18pt" style:font-style-asian="italic" style:font-weight-asian="bold" style:font-size-complex="18pt" style:font-style-complex="italic" style:font-weight-complex="bold"/>
    </style:style>
    <style:style style:name="P79" style:family="paragraph" style:parent-style-name="Text_20_body">
      <style:paragraph-properties fo:text-align="justify" style:justify-single-word="false"/>
      <style:text-properties fo:color="#3465a4" style:text-position="0% 100%" style:font-name="Arial" fo:font-size="18pt" fo:font-style="italic" fo:font-weight="bold" officeooo:rsid="000bfaf4" officeooo:paragraph-rsid="0011add8" style:font-size-asian="18pt" style:font-style-asian="italic" style:font-weight-asian="bold" style:font-size-complex="18pt" style:font-style-complex="italic" style:font-weight-complex="bold"/>
    </style:style>
    <style:style style:name="P80" style:family="paragraph" style:parent-style-name="Text_20_body">
      <style:paragraph-properties fo:text-align="justify" style:justify-single-word="false"/>
      <style:text-properties fo:color="#3465a4" style:text-position="0% 100%" style:font-name="Arial" fo:font-size="18pt" fo:font-style="italic" fo:font-weight="bold" officeooo:rsid="000bfaf4" officeooo:paragraph-rsid="000fe5ec" style:font-size-asian="18pt" style:font-style-asian="italic" style:font-weight-asian="bold" style:font-size-complex="18pt" style:font-style-complex="italic" style:font-weight-complex="bold"/>
    </style:style>
    <style:style style:name="P81" style:family="paragraph" style:parent-style-name="Text_20_body">
      <style:paragraph-properties fo:text-align="justify" style:justify-single-word="false"/>
      <style:text-properties fo:color="#3465a4" style:text-position="0% 100%" style:font-name="Arial" fo:font-size="18pt" fo:font-style="italic" fo:font-weight="bold" officeooo:rsid="000bfaf4" officeooo:paragraph-rsid="001225cf" style:font-size-asian="18pt" style:font-style-asian="italic" style:font-weight-asian="bold" style:font-size-complex="18pt" style:font-style-complex="italic" style:font-weight-complex="bold"/>
    </style:style>
    <style:style style:name="P82" style:family="paragraph" style:parent-style-name="Text_20_body">
      <style:paragraph-properties fo:text-align="justify" style:justify-single-word="false"/>
      <style:text-properties fo:color="#3465a4" style:text-position="0% 100%" style:font-name="Arial" fo:font-size="18pt" fo:font-style="italic" fo:font-weight="bold" officeooo:rsid="000bfaf4" officeooo:paragraph-rsid="001153c9" style:font-size-asian="18pt" style:font-style-asian="italic" style:font-weight-asian="bold" style:font-size-complex="18pt" style:font-style-complex="italic" style:font-weight-complex="bold"/>
    </style:style>
    <style:style style:name="P83" style:family="paragraph" style:parent-style-name="Text_20_body">
      <style:paragraph-properties fo:text-align="justify" style:justify-single-word="false"/>
      <style:text-properties fo:color="#3465a4" style:text-position="0% 100%" style:font-name="Arial" fo:font-size="18pt" fo:font-style="italic" fo:font-weight="bold" officeooo:rsid="000bfaf4" officeooo:paragraph-rsid="0014ef78" style:font-size-asian="18pt" style:font-style-asian="italic" style:font-weight-asian="bold" style:font-size-complex="18pt" style:font-style-complex="italic" style:font-weight-complex="bold"/>
    </style:style>
    <style:style style:name="P84" style:family="paragraph" style:parent-style-name="Text_20_body">
      <style:paragraph-properties fo:text-align="justify" style:justify-single-word="false"/>
      <style:text-properties fo:color="#3465a4" style:text-position="0% 100%" style:font-name="Arial" fo:font-size="18pt" fo:font-style="italic" fo:font-weight="bold" officeooo:rsid="000bfaf4" officeooo:paragraph-rsid="0016dc91" style:font-size-asian="18pt" style:font-style-asian="italic" style:font-weight-asian="bold" style:font-size-complex="18pt" style:font-style-complex="italic" style:font-weight-complex="bold"/>
    </style:style>
    <style:style style:name="P85" style:family="paragraph" style:parent-style-name="Text_20_body">
      <style:paragraph-properties fo:text-align="justify" style:justify-single-word="false"/>
      <style:text-properties fo:color="#3465a4" style:text-position="0% 100%" style:font-name="Arial" fo:font-size="18pt" fo:font-style="italic" fo:font-weight="normal" officeooo:rsid="000bfaf4" officeooo:paragraph-rsid="001153c9" style:font-size-asian="18pt" style:font-style-asian="italic" style:font-weight-asian="normal" style:font-size-complex="18pt" style:font-style-complex="italic" style:font-weight-complex="normal"/>
    </style:style>
    <style:style style:name="P86" style:family="paragraph" style:parent-style-name="Text_20_body">
      <style:paragraph-properties fo:text-align="justify" style:justify-single-word="false"/>
      <style:text-properties fo:color="#3465a4" style:text-position="0% 100%" style:font-name="Arial" fo:font-size="18pt" fo:font-style="italic" fo:font-weight="normal" officeooo:rsid="000bfaf4" officeooo:paragraph-rsid="0014ef78" style:font-size-asian="18pt" style:font-style-asian="italic" style:font-weight-asian="normal" style:font-size-complex="18pt" style:font-style-complex="italic" style:font-weight-complex="normal"/>
    </style:style>
    <style:style style:name="P87" style:family="paragraph" style:parent-style-name="Text_20_body">
      <style:paragraph-properties fo:text-align="justify" style:justify-single-word="false"/>
      <style:text-properties fo:color="#3465a4" style:text-position="0% 100%" style:font-name="Arial" fo:font-size="18pt" fo:font-style="italic" fo:font-weight="normal" officeooo:rsid="000bfaf4" officeooo:paragraph-rsid="0016dc91" style:font-size-asian="18pt" style:font-style-asian="italic" style:font-weight-asian="normal" style:font-size-complex="18pt" style:font-style-complex="italic" style:font-weight-complex="normal"/>
    </style:style>
    <style:style style:name="P88" style:family="paragraph" style:parent-style-name="Text_20_body">
      <style:paragraph-properties fo:text-align="start" style:justify-single-word="false"/>
      <style:text-properties fo:color="#3465a4" style:font-name="Arial" fo:font-size="14pt" fo:font-style="italic" fo:font-weight="bold" officeooo:rsid="00063711" officeooo:paragraph-rsid="000cb617" style:font-size-asian="14pt" style:font-style-asian="italic" style:font-weight-asian="bold" style:font-size-complex="14pt" style:font-style-complex="italic" style:font-weight-complex="bold"/>
    </style:style>
    <style:style style:name="P89" style:family="paragraph" style:parent-style-name="Text_20_body">
      <style:text-properties style:font-name="Arial"/>
    </style:style>
    <style:style style:name="P90" style:family="paragraph" style:parent-style-name="Text_20_body">
      <style:paragraph-properties fo:text-align="justify" style:justify-single-word="false"/>
      <style:text-properties style:font-name="Arial" fo:font-style="italic" fo:font-weight="normal" officeooo:paragraph-rsid="000cb617" style:font-style-asian="italic" style:font-weight-asian="normal" style:font-style-complex="italic" style:font-weight-complex="normal"/>
    </style:style>
    <style:style style:name="P91" style:family="paragraph" style:parent-style-name="Text_20_body">
      <style:paragraph-properties fo:text-align="justify" style:justify-single-word="false"/>
      <style:text-properties style:font-name="Arial" fo:font-style="italic" fo:font-weight="normal" officeooo:paragraph-rsid="000f07d9" style:font-style-asian="italic" style:font-weight-asian="normal" style:font-style-complex="italic" style:font-weight-complex="normal"/>
    </style:style>
    <style:style style:name="P92" style:family="paragraph" style:parent-style-name="Text_20_body">
      <style:paragraph-properties fo:text-align="justify" style:justify-single-word="false"/>
      <style:text-properties style:font-name="Arial"/>
    </style:style>
    <style:style style:name="P93" style:family="paragraph" style:parent-style-name="Text_20_body" style:list-style-name="L3">
      <style:paragraph-properties fo:text-align="justify" style:justify-single-word="false"/>
      <style:text-properties style:font-name="Arial"/>
    </style:style>
    <style:style style:name="P94" style:family="paragraph" style:parent-style-name="Text_20_body" style:list-style-name="L4">
      <style:paragraph-properties fo:text-align="justify" style:justify-single-word="false"/>
      <style:text-properties style:font-name="Arial"/>
    </style:style>
    <style:style style:name="P95" style:family="paragraph" style:parent-style-name="Text_20_body" style:list-style-name="L5">
      <style:text-properties style:font-name="Arial"/>
    </style:style>
    <style:style style:name="P96" style:family="paragraph" style:parent-style-name="Text_20_body" style:list-style-name="L7">
      <style:text-properties style:font-name="Arial"/>
    </style:style>
    <style:style style:name="P97" style:family="paragraph" style:parent-style-name="Text_20_body" style:list-style-name="L8">
      <style:text-properties style:font-name="Arial"/>
    </style:style>
    <style:style style:name="P98" style:family="paragraph" style:parent-style-name="Text_20_body" style:list-style-name="L9">
      <style:text-properties style:font-name="Arial"/>
    </style:style>
    <style:style style:name="P99" style:family="paragraph" style:parent-style-name="Text_20_body" style:list-style-name="L10">
      <style:text-properties style:font-name="Arial"/>
    </style:style>
    <style:style style:name="P100" style:family="paragraph" style:parent-style-name="Text_20_body">
      <style:text-properties style:font-name="Arial" fo:font-size="12pt" style:font-size-asian="12pt" style:font-size-complex="12pt"/>
    </style:style>
    <style:style style:name="P101" style:family="paragraph" style:parent-style-name="Text_20_body">
      <style:text-properties style:font-name="Arial" fo:font-size="12pt" fo:font-weight="bold" style:font-size-asian="12pt" style:font-weight-asian="bold" style:font-size-complex="12pt" style:font-weight-complex="bold"/>
    </style:style>
    <style:style style:name="P102" style:family="paragraph" style:parent-style-name="Text_20_body">
      <style:paragraph-properties fo:text-align="start" style:justify-single-word="false"/>
      <style:text-properties fo:color="#000000" style:font-name="Arial" fo:font-style="italic" fo:font-weight="normal" officeooo:rsid="00063711" officeooo:paragraph-rsid="000ddd26" style:font-style-asian="italic" style:font-weight-asian="normal" style:font-style-complex="italic" style:font-weight-complex="normal"/>
    </style:style>
    <style:style style:name="P103" style:family="paragraph" style:parent-style-name="Text_20_body">
      <style:paragraph-properties fo:text-align="justify" style:justify-single-word="false"/>
      <style:text-properties fo:color="#000000" style:text-position="0% 100%" style:font-name="Arial" fo:font-size="16pt" fo:font-style="italic" fo:font-weight="normal" officeooo:rsid="000bfaf4" officeooo:paragraph-rsid="000f07d9" style:font-size-asian="16pt" style:font-style-asian="italic" style:font-weight-asian="normal" style:font-size-complex="16pt" style:font-style-complex="italic" style:font-weight-complex="normal"/>
    </style:style>
    <style:style style:name="P104" style:family="paragraph" style:parent-style-name="Text_20_body">
      <style:paragraph-properties fo:text-align="justify" style:justify-single-word="false"/>
      <style:text-properties fo:color="#000000" style:text-position="0% 100%" style:font-name="Arial" fo:font-size="12pt" fo:font-style="italic" fo:font-weight="normal" officeooo:rsid="000bfaf4" officeooo:paragraph-rsid="000f7237" style:font-size-asian="10.5pt" style:font-style-asian="italic" style:font-weight-asian="normal" style:font-size-complex="12pt" style:font-style-complex="italic" style:font-weight-complex="normal"/>
    </style:style>
    <style:style style:name="P105" style:family="paragraph" style:parent-style-name="Text_20_body">
      <style:paragraph-properties fo:text-align="justify" style:justify-single-word="false"/>
      <style:text-properties fo:color="#000000" style:text-position="0% 100%" style:font-name="Arial" fo:font-size="12pt" fo:font-style="normal" fo:font-weight="normal" officeooo:rsid="000bfaf4" officeooo:paragraph-rsid="000fe5ec" style:font-size-asian="12pt" style:font-style-asian="normal" style:font-weight-asian="normal" style:font-size-complex="12pt" style:font-style-complex="normal" style:font-weight-complex="normal"/>
    </style:style>
    <style:style style:name="P106" style:family="paragraph" style:parent-style-name="Text_20_body" style:list-style-name="L1">
      <style:paragraph-properties fo:margin-top="0cm" fo:margin-bottom="0cm" loext:contextual-spacing="false"/>
    </style:style>
    <style:style style:name="P107" style:family="paragraph" style:parent-style-name="Text_20_body" style:list-style-name="L1">
      <style:paragraph-properties fo:margin-top="0cm" fo:margin-bottom="0cm" loext:contextual-spacing="false" fo:text-align="justify" style:justify-single-word="false"/>
      <style:text-properties fo:color="#000000" style:text-position="0% 100%" style:font-name="Arial" fo:font-size="12pt" fo:font-style="normal" fo:font-weight="normal" officeooo:rsid="000bfaf4" officeooo:paragraph-rsid="000fe5ec" style:font-size-asian="12pt" style:font-style-asian="normal" style:font-weight-asian="normal" style:font-size-complex="12pt" style:font-style-complex="normal" style:font-weight-complex="normal"/>
    </style:style>
    <style:style style:name="P108" style:family="paragraph" style:parent-style-name="Text_20_body" style:list-style-name="L2">
      <style:paragraph-properties fo:margin-top="0cm" fo:margin-bottom="0cm" loext:contextual-spacing="false" fo:text-align="justify" style:justify-single-word="false"/>
    </style:style>
    <style:style style:name="P109" style:family="paragraph" style:parent-style-name="Text_20_body" style:list-style-name="L6">
      <style:paragraph-properties fo:margin-top="0cm" fo:margin-bottom="0cm" loext:contextual-spacing="false"/>
    </style:style>
    <style:style style:name="P110" style:family="paragraph" style:parent-style-name="Text_20_body" style:list-style-name="L10">
      <style:paragraph-properties fo:margin-top="0cm" fo:margin-bottom="0cm" loext:contextual-spacing="false"/>
    </style:style>
    <style:style style:name="P111" style:family="paragraph" style:parent-style-name="Text_20_body" style:list-style-name="L3">
      <style:paragraph-properties fo:margin-top="0cm" fo:margin-bottom="0cm" loext:contextual-spacing="false" fo:text-align="justify" style:justify-single-word="false"/>
      <style:text-properties style:font-name="Arial"/>
    </style:style>
    <style:style style:name="P112" style:family="paragraph" style:parent-style-name="Text_20_body" style:list-style-name="L4">
      <style:paragraph-properties fo:margin-top="0cm" fo:margin-bottom="0cm" loext:contextual-spacing="false" fo:text-align="justify" style:justify-single-word="false"/>
      <style:text-properties style:font-name="Arial"/>
    </style:style>
    <style:style style:name="P113" style:family="paragraph" style:parent-style-name="Text_20_body" style:list-style-name="L5">
      <style:paragraph-properties fo:margin-top="0cm" fo:margin-bottom="0cm" loext:contextual-spacing="false"/>
      <style:text-properties style:font-name="Arial"/>
    </style:style>
    <style:style style:name="P114" style:family="paragraph" style:parent-style-name="Text_20_body" style:list-style-name="L7">
      <style:paragraph-properties fo:margin-top="0cm" fo:margin-bottom="0cm" loext:contextual-spacing="false"/>
      <style:text-properties style:font-name="Arial"/>
    </style:style>
    <style:style style:name="P115" style:family="paragraph" style:parent-style-name="Text_20_body" style:list-style-name="L8">
      <style:paragraph-properties fo:margin-top="0cm" fo:margin-bottom="0cm" loext:contextual-spacing="false"/>
      <style:text-properties style:font-name="Arial"/>
    </style:style>
    <style:style style:name="P116" style:family="paragraph" style:parent-style-name="Text_20_body" style:list-style-name="L9">
      <style:paragraph-properties fo:margin-top="0cm" fo:margin-bottom="0cm" loext:contextual-spacing="false"/>
      <style:text-properties style:font-name="Arial"/>
    </style:style>
    <style:style style:name="T1" style:family="text">
      <style:text-properties fo:font-variant="normal" fo:text-transform="none" fo:color="#000000" style:text-position="super 58%" fo:font-size="12pt" fo:letter-spacing="normal"/>
    </style:style>
    <style:style style:name="T2" style:family="text">
      <style:text-properties fo:font-variant="normal" fo:text-transform="none" fo:color="#000000" style:text-position="super 58%" fo:font-size="12pt" fo:letter-spacing="normal" fo:font-weight="bold" style:font-weight-asian="bold" style:font-weight-complex="bold"/>
    </style:style>
    <style:style style:name="T3" style:family="text">
      <style:text-properties fo:font-variant="normal" fo:text-transform="none" fo:color="#000000" style:text-position="super 58%" fo:font-size="12pt" fo:letter-spacing="normal" officeooo:rsid="000bfaf4" style:font-size-asian="18pt" style:font-size-complex="18pt"/>
    </style:style>
    <style:style style:name="T4" style:family="text">
      <style:text-properties fo:font-variant="normal" fo:text-transform="none" fo:color="#000000" style:text-position="super 58%" fo:font-size="12pt" fo:letter-spacing="normal" fo:font-weight="normal" officeooo:rsid="000cb617"/>
    </style:style>
    <style:style style:name="T5" style:family="text">
      <style:text-properties fo:font-variant="normal" fo:text-transform="none" fo:color="#000000" style:text-position="super 58%" fo:font-size="12pt" fo:letter-spacing="normal" officeooo:rsid="000fe5ec"/>
    </style:style>
    <style:style style:name="T6" style:family="text">
      <style:text-properties fo:font-variant="normal" fo:text-transform="none" fo:color="#000000" style:text-position="super 58%" fo:font-size="12pt" fo:letter-spacing="normal" officeooo:rsid="000cb617"/>
    </style:style>
    <style:style style:name="T7" style:family="text">
      <style:text-properties fo:font-variant="normal" fo:text-transform="none" fo:color="#000000" fo:font-size="12pt" fo:letter-spacing="normal"/>
    </style:style>
    <style:style style:name="T8" style:family="text">
      <style:text-properties fo:font-variant="normal" fo:text-transform="none" fo:color="#000000" fo:font-size="12pt" fo:letter-spacing="normal" fo:font-weight="bold" style:font-weight-asian="bold" style:font-weight-complex="bold"/>
    </style:style>
    <style:style style:name="T9" style:family="text">
      <style:text-properties fo:font-variant="normal" fo:text-transform="none" fo:color="#000000" fo:font-size="12pt" fo:letter-spacing="normal" fo:font-weight="normal"/>
    </style:style>
    <style:style style:name="T10" style:family="text">
      <style:text-properties fo:font-variant="normal" fo:text-transform="none" fo:color="#000000" fo:font-size="12pt" fo:letter-spacing="normal" fo:font-weight="normal" officeooo:rsid="000cb617"/>
    </style:style>
    <style:style style:name="T11" style:family="text">
      <style:text-properties fo:font-variant="normal" fo:text-transform="none" fo:color="#000000" fo:font-size="12pt" fo:letter-spacing="normal" fo:font-weight="normal" officeooo:rsid="000fe5ec"/>
    </style:style>
    <style:style style:name="T12" style:family="text">
      <style:text-properties fo:font-variant="normal" fo:text-transform="none" fo:color="#000000" fo:font-size="12pt" fo:letter-spacing="normal" fo:font-weight="normal" officeooo:rsid="0011add8"/>
    </style:style>
    <style:style style:name="T13" style:family="text">
      <style:text-properties fo:font-variant="normal" fo:text-transform="none" fo:color="#000000" fo:font-size="12pt" fo:letter-spacing="normal" officeooo:rsid="000cb617"/>
    </style:style>
    <style:style style:name="T14" style:family="text">
      <style:text-properties fo:font-variant="normal" fo:text-transform="none" fo:color="#000000" fo:font-size="12pt" fo:letter-spacing="normal" officeooo:rsid="000fe5ec"/>
    </style:style>
    <style:style style:name="T15" style:family="text">
      <style:text-properties fo:font-variant="normal" fo:text-transform="none" fo:color="#000000" style:text-position="0% 100%" fo:font-size="12pt" fo:letter-spacing="normal" officeooo:rsid="000bfaf4" style:font-size-asian="18pt" style:font-size-complex="18pt"/>
    </style:style>
    <style:style style:name="T16" style:family="text">
      <style:text-properties fo:font-variant="normal" fo:text-transform="none" fo:color="#000000" fo:letter-spacing="normal" fo:font-style="italic" fo:font-weight="bold" style:font-style-asian="italic" style:font-style-complex="italic"/>
    </style:style>
    <style:style style:name="T17" style:family="text">
      <style:text-properties fo:font-variant="normal" fo:text-transform="none" fo:color="#000000" fo:letter-spacing="normal" fo:font-style="italic" fo:font-weight="bold" officeooo:rsid="000cb617" style:font-style-asian="italic" style:font-style-complex="italic"/>
    </style:style>
    <style:style style:name="T18" style:family="text">
      <style:text-properties fo:font-variant="normal" fo:text-transform="none" fo:color="#000000" fo:letter-spacing="normal" fo:font-style="italic" fo:font-weight="bold" officeooo:rsid="00063711" style:font-style-asian="italic" style:font-style-complex="italic"/>
    </style:style>
    <style:style style:name="T19" style:family="text">
      <style:text-properties fo:font-variant="normal" fo:text-transform="none" fo:color="#000000" fo:letter-spacing="normal" fo:font-style="italic" fo:font-weight="bold" officeooo:rsid="000fe5ec" style:font-style-asian="italic" style:font-style-complex="italic"/>
    </style:style>
    <style:style style:name="T20" style:family="text">
      <style:text-properties fo:font-variant="normal" fo:text-transform="none" fo:color="#000000" fo:letter-spacing="normal" fo:font-style="italic" fo:font-weight="bold" officeooo:rsid="0016dc91" style:font-style-asian="italic" style:font-style-complex="italic"/>
    </style:style>
    <style:style style:name="T21" style:family="text">
      <style:text-properties fo:font-variant="normal" fo:text-transform="none" fo:font-size="12pt" fo:letter-spacing="normal"/>
    </style:style>
    <style:style style:name="T22" style:family="text">
      <style:text-properties fo:font-variant="normal" fo:text-transform="none" fo:font-size="12pt" fo:letter-spacing="normal" fo:font-style="normal" officeooo:rsid="000cb617"/>
    </style:style>
    <style:style style:name="T23" style:family="text">
      <style:text-properties fo:font-variant="normal" fo:text-transform="none" fo:font-size="12pt" fo:letter-spacing="normal" fo:font-weight="bold" style:font-weight-asian="bold" style:font-weight-complex="bold"/>
    </style:style>
    <style:style style:name="T24" style:family="text">
      <style:text-properties fo:font-variant="normal" fo:text-transform="none" fo:color="#3465a4" fo:font-size="12pt" fo:letter-spacing="normal" fo:font-style="normal" officeooo:rsid="0011add8"/>
    </style:style>
    <style:style style:name="T25" style:family="text">
      <style:text-properties fo:font-variant="normal" fo:text-transform="none" fo:color="#3465a4" style:text-position="0% 100%" fo:font-size="18pt" fo:letter-spacing="normal" fo:font-style="italic" fo:font-weight="bold" officeooo:rsid="00063711" style:font-size-asian="18pt" style:font-style-asian="italic" style:font-size-complex="18pt" style:font-style-complex="italic"/>
    </style:style>
    <style:style style:name="T26" style:family="text">
      <style:text-properties fo:font-variant="normal" fo:text-transform="none" fo:color="#3465a4" style:text-position="0% 100%" fo:font-size="18pt" fo:letter-spacing="normal" fo:font-style="italic" fo:font-weight="bold" officeooo:rsid="000bfaf4" style:font-size-asian="18pt" style:font-style-asian="italic" style:font-size-complex="18pt" style:font-style-complex="italic"/>
    </style:style>
    <style:style style:name="T27" style:family="text">
      <style:text-properties fo:font-variant="normal" fo:text-transform="none" fo:color="#3465a4" style:text-position="0% 100%" fo:font-size="18pt" fo:letter-spacing="normal" fo:font-style="italic" fo:font-weight="bold" officeooo:rsid="001153c9" style:font-size-asian="18pt" style:font-style-asian="italic" style:font-size-complex="18pt" style:font-style-complex="italic"/>
    </style:style>
    <style:style style:name="T28" style:family="text">
      <style:text-properties fo:font-variant="normal" fo:text-transform="none" fo:color="#3465a4" style:text-position="0% 100%" fo:font-size="18pt" fo:letter-spacing="normal" fo:font-style="italic" fo:font-weight="bold" officeooo:rsid="0014ef78" style:font-size-asian="18pt" style:font-style-asian="italic" style:font-size-complex="18pt" style:font-style-complex="italic"/>
    </style:style>
    <style:style style:name="T29" style:family="text">
      <style:text-properties fo:font-variant="normal" fo:text-transform="none" fo:color="#3465a4" style:text-position="0% 100%" fo:font-size="18pt" fo:letter-spacing="normal" fo:font-style="italic" fo:font-weight="bold" officeooo:rsid="0018b943" style:font-size-asian="18pt" style:font-style-asian="italic" style:font-size-complex="18pt" style:font-style-complex="italic"/>
    </style:style>
    <style:style style:name="T30" style:family="text">
      <style:text-properties fo:font-variant="normal" fo:text-transform="none" fo:color="#3465a4" style:font-name="Arial" fo:font-size="12pt" fo:letter-spacing="normal" fo:font-style="normal" officeooo:rsid="0011add8"/>
    </style:style>
    <style:style style:name="T31" style:family="text">
      <style:text-properties fo:font-variant="normal" fo:text-transform="none" style:text-position="0% 100%" fo:font-size="18pt" fo:letter-spacing="normal" fo:font-style="italic" fo:font-weight="bold" style:font-size-asian="18pt" style:font-style-asian="italic" style:font-size-complex="18pt" style:font-style-complex="italic"/>
    </style:style>
    <style:style style:name="T32" style:family="text">
      <style:text-properties fo:font-variant="normal" fo:text-transform="none" style:text-position="0% 100%" fo:font-size="18pt" fo:letter-spacing="normal" fo:font-style="italic" fo:font-weight="bold" officeooo:rsid="00063711" style:font-size-asian="18pt" style:font-style-asian="italic" style:font-size-complex="18pt" style:font-style-complex="italic"/>
    </style:style>
    <style:style style:name="T33" style:family="text">
      <style:text-properties fo:font-variant="normal" fo:text-transform="none" style:text-position="super 58%" fo:font-size="12pt" fo:letter-spacing="normal"/>
    </style:style>
    <style:style style:name="T34" style:family="text">
      <style:text-properties fo:font-variant="normal" fo:text-transform="none" style:text-position="super 58%" fo:font-size="12pt" fo:letter-spacing="normal" fo:font-weight="bold" style:font-weight-asian="bold" style:font-weight-complex="bold"/>
    </style:style>
    <style:style style:name="T35" style:family="text">
      <style:text-properties fo:font-variant="normal" fo:text-transform="none" fo:letter-spacing="normal" fo:font-style="italic" fo:font-weight="bold" style:font-style-asian="italic" style:font-style-complex="italic"/>
    </style:style>
    <style:style style:name="T36" style:family="text">
      <style:text-properties fo:font-variant="normal" fo:text-transform="none" fo:letter-spacing="normal" fo:font-style="italic" fo:font-weight="bold" officeooo:rsid="00063711" style:font-style-asian="italic" style:font-style-complex="italic"/>
    </style:style>
    <style:style style:name="T37" style:family="text">
      <style:text-properties fo:font-variant="normal" fo:text-transform="none" fo:letter-spacing="normal" fo:font-style="italic" fo:font-weight="bold" officeooo:rsid="000f7237" style:font-style-asian="italic" style:font-style-complex="italic"/>
    </style:style>
    <style:style style:name="T38" style:family="text">
      <style:text-properties fo:font-variant="normal" fo:text-transform="none" fo:letter-spacing="normal" fo:font-style="italic" fo:font-weight="bold" officeooo:rsid="000fe5ec" style:font-style-asian="italic" style:font-style-complex="italic"/>
    </style:style>
    <style:style style:name="T39" style:family="text">
      <style:text-properties fo:font-variant="normal" fo:text-transform="none" style:font-name="Arial" fo:font-size="12pt" fo:letter-spacing="normal"/>
    </style:style>
    <style:style style:name="T40" style:family="text">
      <style:text-properties fo:font-variant="normal" fo:text-transform="none" style:font-name="Arial" fo:font-size="12pt" fo:letter-spacing="normal" fo:font-style="normal" officeooo:rsid="000cb617"/>
    </style:style>
    <style:style style:name="T41" style:family="text">
      <style:text-properties fo:font-style="italic"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style:font-name="Arial"/>
    </style:style>
    <style:style style:name="T44" style:family="text">
      <style:text-properties style:font-name="Arial" fo:font-style="italic" style:font-style-asian="italic" style:font-style-complex="italic"/>
    </style:style>
    <style:style style:name="T45" style:family="text">
      <style:text-properties style:font-name="Arial" fo:font-style="italic" fo:font-weight="bold" style:font-style-asian="italic" style:font-weight-asian="bold" style:font-style-complex="italic" style:font-weight-complex="bold"/>
    </style:style>
    <style:style style:name="T46" style:family="text">
      <style:text-properties style:font-name="Arial" fo:font-weight="bold" style:font-weight-asian="bold" style:font-weight-complex="bold"/>
    </style:style>
    <style:style style:name="T47" style:family="text">
      <style:text-properties officeooo:rsid="001225cf"/>
    </style:style>
    <style:style style:name="T48" style:family="text">
      <style:text-properties fo:font-weight="bold" style:font-weight-asian="bold" style:font-weight-complex="bold"/>
    </style:style>
    <style:style style:name="T49" style:family="text">
      <style:text-properties style:font-name="Arial"/>
    </style:style>
    <style:style style:name="T50" style:family="text">
      <style:text-properties style:font-name="Arial" fo:font-style="italic" style:font-style-asian="italic" style:font-style-complex="italic"/>
    </style:style>
    <style:style style:name="T51" style:family="text">
      <style:text-properties style:font-name="Arial" fo:font-style="italic" fo:font-weight="bold" style:font-style-asian="italic" style:font-weight-asian="bold" style:font-style-complex="italic" style:font-weight-complex="bold"/>
    </style:style>
    <style:style style:name="T52" style:family="text">
      <style:text-properties style:font-name="Arial" fo:font-style="italic" fo:font-weight="normal" style:font-style-asian="italic" style:font-weight-asian="normal" style:font-style-complex="italic" style:font-weight-complex="normal"/>
    </style:style>
    <style:style style:name="T53" style:family="text">
      <style:text-properties style:font-name="Arial" fo:font-weight="bold" style:font-weight-asian="bold" style:font-weight-complex="bold"/>
    </style:style>
    <style:style style:name="T54"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55" style:family="text">
      <style:text-properties style:font-name="Arial" fo:font-size="12pt" style:font-size-asian="12pt" style:font-size-complex="1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2"><text:span text:style-name="T32">D</text:span><text:span text:style-name="T31">ay 1</text:span></text:h>
      <text:p text:style-name="P53">English</text:p>
      <text:h text:style-name="P18" text:outline-level="2"><text:span text:style-name="T17">Proverbs</text:span><text:span text:style-name="T18"> 7:</text:span><text:span text:style-name="T16">10-27</text:span></text:h>
      <text:p text:style-name="P77"><text:span text:style-name="T10">NLT(</text:span><text:span text:style-name="T9">New Living Translation</text:span><text:span text:style-name="T10">)</text:span><text:span text:style-name="T21"> </text:span></text:p>
      <text:p text:style-name="P90"><text:bookmark text:name="en-NLT-16562"/><text:span text:style-name="T3">10</text:span><text:span text:style-name="T15"> The woman approached him, seductively dressed and sly of heart. </text:span><text:bookmark text:name="en-NLT-16563"/><text:span text:style-name="T3">11</text:span><text:span text:style-name="T15"> She was the brash, rebellious type, never content to stay at home. </text:span><text:bookmark text:name="en-NLT-16564"/><text:span text:style-name="T3">12</text:span><text:span text:style-name="T15"> She is often in the streets and markets, soliciting at every corner. </text:span><text:bookmark text:name="en-NLT-16565"/><text:span text:style-name="T3">13</text:span><text:span text:style-name="T15"> She threw her arms around him and kissed him, and with a brazen look she said, </text:span><text:bookmark text:name="en-NLT-16566"/><text:span text:style-name="T3">14</text:span><text:span text:style-name="T15"> “I’ve just made my peace offerings and fulfilled my vows. </text:span><text:bookmark text:name="en-NLT-16567"/><text:span text:style-name="T3">15 </text:span><text:span text:style-name="T15">You’re the one I was looking for! I came out to find you, and here you are! </text:span><text:bookmark text:name="en-NLT-16568"/><text:span text:style-name="T3">16</text:span><text:span text:style-name="T15"> My bed is spread with beautiful blankets, with colored sheets of Egyptian linen. </text:span><text:bookmark text:name="en-NLT-16569"/><text:span text:style-name="T3">17</text:span><text:span text:style-name="T15"> I’ve perfumed my bed with myrrh, aloes, and cinnamon. </text:span><text:bookmark text:name="en-NLT-16570"/><text:span text:style-name="T3">18</text:span><text:span text:style-name="T15"> Come, let’s drink our fill of love until morning. Let’s enjoy each other’s caresses,<text:line-break/></text:span><text:bookmark text:name="en-NLT-16571"/><text:span text:style-name="T3">19</text:span><text:span text:style-name="T15"> for my husband is not home. He’s away on a long trip. </text:span><text:bookmark text:name="en-NLT-16572"/><text:span text:style-name="T3">20</text:span><text:span text:style-name="T15"> He has taken a wallet full of money with him and won’t return until later this month.” </text:span><text:bookmark text:name="en-NLT-16573"/><text:span text:style-name="T15"><text:s/></text:span><text:span text:style-name="T1">21</text:span><text:span text:style-name="T7"> So she seduced him with her pretty speech and enticed him with her flattery. </text:span><text:span text:style-name="T1">22</text:span><text:span text:style-name="T7"> He followed her at once, like an ox going to the slaughter. He was like a stag caught in a trap, </text:span><text:bookmark text:name="en-NLT-16575"/><text:span text:style-name="T1">23</text:span><text:span text:style-name="T7"> awaiting the arrow that would pierce its heart. He was like a bird flying into a snare,     little knowing it would cost him his life. </text:span></text:p>
      <text:p text:style-name="P90"><text:bookmark text:name="en-NLT-16576"/><text:span text:style-name="T2">24</text:span><text:span text:style-name="T8"> So listen to me, my sons, and pay attention to my words. </text:span><text:bookmark text:name="en-NLT-16577"/><text:span text:style-name="T2">25</text:span><text:span text:style-name="T8"> Don’t let your hearts stray away toward her. Don’t wander down her wayward path. </text:span><text:bookmark text:name="en-NLT-16578"/><text:span text:style-name="T1">26</text:span><text:span text:style-name="T7"> For she has been the ruin of many; many men have been her victims. </text:span><text:bookmark text:name="en-NLT-16579"/><text:span text:style-name="T1">27</text:span><text:span text:style-name="T7"> Her house is the road to the grave. Her bedroom is the den of death.</text:span></text:p>
      <text:p text:style-name="P90"><text:span text:style-name="T7"/></text:p>
      <text:h text:style-name="P24" text:outline-level="2">GUIDE REFLECTION:</text:h>
      <text:p text:style-name="P88">The Fleeting Temptation, the Lasting Ruin</text:p>
      <text:p text:style-name="P33"/>
      <text:p text:style-name="P102"><text:span text:style-name="T33">24</text:span><text:span text:style-name="T21"> So listen to me, my sons, and pay attention to my words. </text:span><text:bookmark text:name="en-NLT-165771"/><text:span text:style-name="T33">25</text:span><text:span text:style-name="T21"> Don’t let your hearts stray away toward her. Don’t wander down her wayward path. </text:span></text:p>
      <text:p text:style-name="P33"/>
      <text:p text:style-name="P34">This passage illustrates how temptation often comes in the form of enticing words and appearances. The woman in the narrative represents things that seem beautiful and appealing at first but conceal danger and destruction. It also shows how easily a person can be deceived when emotions prevail over wisdom.</text:p>
      <text:p text:style-name="P34"/>
      <text:p text:style-name="P34">The man follows immediately, like an animal unaware that it is heading toward its own ruin. This serves as a reminder that every decision we make carries consequences. When we allow ourselves to be carried away by temptation without exercising caution, we may fall into ruin without even realizing it.</text:p>
      <text:p text:style-name="P34"><text:soft-page-break/></text:p>
      <text:p text:style-name="P34">Once again, Solomon emphasizes the importance of listening to and obeying his teachings. It is not enough to simply hear the Word of God—we must also put it into practice. Mere knowledge is not sufficient defense against temptation; true protection comes from obedience and the serious application of God’s Word in our lives.</text:p>
      <text:p text:style-name="P34"/>
      <text:p text:style-name="P34">This principle is also reflected in Jesus’ teaching about the two builders (Matthew 7:24–27). The one who hears and obeys His words is like a man who built his house on rock; when the storm came, it stood firm. But the one who hears and does not obey is like a man who built on sand; when the storm came, it collapsed instantly.</text:p>
      <text:p text:style-name="P35"/>
      <text:p text:style-name="P34">Likewise, <text:span text:style-name="T41">James 1:22 reminds us: “Do not merely listen to the word, and so deceive yourselves. Do what it says.”</text:span> We must not be hearers only but doers of the Word—for otherwise, we are only deceiving ourselves.</text:p>
      <text:p text:style-name="P34"/>
      <text:p text:style-name="P34">In the end, the warning is clear: do not allow your heart to be led astray onto the wrong path. Many have been ruined by such temptation. Therefore, it is essential to be discerning, self-disciplined, and attentive to counsel that steers us away from destruction.</text:p>
      <text:p text:style-name="P34"/>
      <text:p text:style-name="P34">Not everything that looks good is good for us. Often, people are drawn to secret sins because they think no one will ever know. Because such acts are done in hiding, a false sense of security develops. But <text:span text:style-name="T41">Luke 8:17 makes it clear: “For there is nothing hidden that will not be disclosed, and nothing concealed that will not be known or brought out into the open.”</text:span></text:p>
      <text:p text:style-name="P34"/>
      <text:p text:style-name="P34">Similarly, <text:span text:style-name="T41">Numbers 32:23 warns: “Be sure your sin will find you out.”</text:span> This shows that no sin truly remains hidden. God, who sees all—even what is done in secret—does not overlook such sin. <text:span text:style-name="T41">Hebrews 4:13 states: “Nothing in all creation is hidden from God’s sight. Everything is uncovered and laid bare before the eyes of Him to whom we must give account.”</text:span></text:p>
      <text:p text:style-name="P34"/>
      <text:p text:style-name="P34">Pleasure may be fleeting, but it comes with a price. According to <text:span text:style-name="T41">Galatians 6:7: “Do not be deceived: God cannot be mocked. A man reaps what he sows.”</text:span> There will come a time when these hidden sins yield severe consequences—things that can ultimately destroy a person’s life, relationships, and future.</text:p>
      <text:p text:style-name="P34"/>
      <text:p text:style-name="P34">Thus, true wisdom lies in resisting temptation and choosing what is right, even when no one else is watching. For as <text:span text:style-name="T41">Ecclesiastes 12:14 declares: “For God will bring every deed into judgment, including every hidden thing, whether it is good or evil.”</text:span></text:p>
      <text:p text:style-name="P36"/>
      <text:p text:style-name="P37"/>
      <text:p text:style-name="P37"/>
      <text:p text:style-name="P37">Bible Reference Verse/s:</text:p>
      <text:p text:style-name="P35"/>
      <text:p text:style-name="P39"><text:s/>Matthew 7:24–27</text:p>
      <text:p text:style-name="P38"/>
      <text:p text:style-name="P38">24: "Therefore everyone who hears these words of mine and puts them into practice is like a wise man who built his house on the rock."</text:p>
      <text:p text:style-name="P38"/>
      <text:p text:style-name="P38"><text:soft-page-break/>25: "The rain came down, the streams rose, and the winds blew and beat against that house; yet it did not fall, because it had its foundation on the rock."</text:p>
      <text:p text:style-name="P38"/>
      <text:p text:style-name="P38">26: "But everyone who hears these words of mine and does not put them into practice is like a foolish man who built his house on sand."</text:p>
      <text:p text:style-name="P38"/>
      <text:p text:style-name="P38">27: "The rain came down, the streams rose, and the winds blew and beat against that house, and it fell with a great crash."</text:p>
      <text:p text:style-name="P38"/>
      <text:p text:style-name="P39">James 1:22</text:p>
      <text:p text:style-name="P39"/>
      <text:p text:style-name="P38">"Do not merely listen to the word, and so deceive yourselves. Do what it says."</text:p>
      <text:p text:style-name="P38"/>
      <text:p text:style-name="P39">Luke 8:17</text:p>
      <text:p text:style-name="P39"/>
      <text:p text:style-name="P38">"For there is nothing hidden that will not be disclosed, and nothing concealed that will not be known or brought out into the open."</text:p>
      <text:p text:style-name="P38"/>
      <text:p text:style-name="P39">Numbers 32:23</text:p>
      <text:p text:style-name="P39"/>
      <text:p text:style-name="P38">"But if you fail to do this, you will be sinning against the Lord; and you may be sure that your sin will find you out."</text:p>
      <text:p text:style-name="P38"/>
      <text:p text:style-name="P39">Hebrews 4:13</text:p>
      <text:p text:style-name="P39"/>
      <text:p text:style-name="P38">"Nothing in all creation is hidden from God’s sight. Everything is uncovered and laid bare before the eyes of him to whom we must give account."</text:p>
      <text:p text:style-name="P38"/>
      <text:p text:style-name="P39">Galatians 6:7</text:p>
      <text:p text:style-name="P39"/>
      <text:p text:style-name="P38">"Do not be deceived: God cannot be mocked. A man reaps what he sows."</text:p>
      <text:p text:style-name="P38"/>
      <text:p text:style-name="P39">Ecclesiastes 12:14</text:p>
      <text:p text:style-name="P39"/>
      <text:p text:style-name="P38">"For God will bring every deed into judgment, including every hidden thing, whether it is good or evil."</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h text:style-name="P17" text:outline-level="2"><text:span text:style-name="T36">D</text:span><text:span text:style-name="T35">ay </text:span><text:span text:style-name="T37">2</text:span></text:h>
      <text:p text:style-name="P54">English</text:p>
      <text:h text:style-name="P19" text:outline-level="2"><text:span text:style-name="T17">Proverbs</text:span><text:span text:style-name="T18"> 7:</text:span><text:span text:style-name="T16">10-27</text:span></text:h>
      <text:p text:style-name="P78"><text:span text:style-name="T10">NLT(</text:span><text:span text:style-name="T9">New Living Translation</text:span><text:span text:style-name="T10">)</text:span><text:span text:style-name="T21"> </text:span></text:p>
      <text:p text:style-name="P91"><text:bookmark text:name="en-NLT-165621"/><text:span text:style-name="T3">10</text:span><text:span text:style-name="T15"> The woman approached him, seductively dressed and sly of heart. </text:span><text:bookmark text:name="en-NLT-165631"/><text:span text:style-name="T3">11</text:span><text:span text:style-name="T15"> She was the brash, rebellious type, never content to stay at home. </text:span><text:bookmark text:name="en-NLT-165641"/><text:span text:style-name="T3">12</text:span><text:span text:style-name="T15"> She is often in the streets and markets, soliciting at every corner. </text:span><text:bookmark text:name="en-NLT-165651"/><text:span text:style-name="T3">13</text:span><text:span text:style-name="T15"> She threw her arms around him and kissed him, and with a brazen look she said, </text:span><text:bookmark text:name="en-NLT-165661"/><text:span text:style-name="T3">14</text:span><text:span text:style-name="T15"> “I’ve just made my peace offerings and fulfilled my vows. </text:span><text:bookmark text:name="en-NLT-165671"/><text:span text:style-name="T3">15 </text:span><text:span text:style-name="T15">You’re the one I was looking for! I came out to find you, and here you are! </text:span><text:bookmark text:name="en-NLT-165681"/><text:span text:style-name="T3">16</text:span><text:span text:style-name="T15"> My bed is spread with beautiful blankets, with colored sheets of Egyptian linen. </text:span><text:bookmark text:name="en-NLT-165691"/><text:span text:style-name="T3">17</text:span><text:span text:style-name="T15"> I’ve perfumed my bed with myrrh, aloes, and cinnamon. </text:span><text:bookmark text:name="en-NLT-165701"/><text:span text:style-name="T3">18</text:span><text:span text:style-name="T15"> Come, let’s drink our fill of love until morning. Let’s enjoy each other’s caresses,<text:line-break/></text:span><text:bookmark text:name="en-NLT-165711"/><text:span text:style-name="T3">19</text:span><text:span text:style-name="T15"> for my husband is not home. He’s away on a long trip. </text:span><text:bookmark text:name="en-NLT-165721"/><text:span text:style-name="T3">20</text:span><text:span text:style-name="T15"> He has taken a wallet full of money with him and won’t return until later this month.” </text:span><text:bookmark text:name="en-NLT-165731"/><text:span text:style-name="T15"><text:s/></text:span><text:span text:style-name="T1">21</text:span><text:span text:style-name="T7"> So she seduced him with her pretty speech and enticed him with her flattery. </text:span><text:span text:style-name="T1">22</text:span><text:span text:style-name="T7"> He followed her at once, like an ox going to the slaughter. He was like a stag caught in a trap, </text:span><text:bookmark text:name="en-NLT-165751"/><text:span text:style-name="T1">23</text:span><text:span text:style-name="T7"> awaiting the arrow that would pierce its heart. He was like a bird flying into a snare,     little knowing it would cost him his life. </text:span></text:p>
      <text:p text:style-name="P103"><text:bookmark text:name="en-NLT-165761"/><text:span text:style-name="T33">24</text:span><text:span text:style-name="T21"> So listen to me, my sons, and pay attention to my words. </text:span><text:bookmark text:name="en-NLT-165772"/><text:span text:style-name="T33">25</text:span><text:span text:style-name="T21"> Don’t let your hearts stray away toward her. Don’t wander down her wayward path. </text:span><text:bookmark text:name="en-NLT-165781"/><text:span text:style-name="T34">26</text:span><text:span text:style-name="T23"> For she has been the ruin of many; many men have been her victims. </text:span><text:bookmark text:name="en-NLT-165791"/><text:span text:style-name="T34">27</text:span><text:span text:style-name="T23"> Her house is the road to the grave. Her bedroom is the den of death.</text:span></text:p>
      <text:h text:style-name="P29" text:outline-level="2">GUIDE REFLECTION:</text:h>
      <text:p text:style-name="P59"/>
      <text:p text:style-name="P7"><text:span text:style-name="T43">The story of the foolish young man who falls into temptation with an adulterous woman (Proverbs 7:10–23) reflects a reality that is not limited to one time, culture, or group of people. Across generations and societies, people—men and women alike—have fallen into various forms of sin because of temptation. Solomon’s warning reveals a painful truth: sin is never rare, and its victims are many. As Scripture reminds us, </text:span><text:span text:style-name="Emphasis"><text:span text:style-name="T43">“for all have sinned and fall short of the glory of God”</text:span></text:span><text:span text:style-name="T43"> (Romans 3:23), and </text:span><text:span text:style-name="Emphasis"><text:span text:style-name="T43">“the wages of sin is death”</text:span></text:span><text:span text:style-name="T43"> (Romans 6:23).</text:span></text:p>
      <text:p text:style-name="P92">The woman in Solomon’s story is described as dressed like a prostitute, whether by profession or by intention to seduce. This shows how temptation often presents itself in attractive and deceptive forms. Even today, the reality of sexual immorality remains widespread. What begins as attraction or curiosity can quickly lead to bondage, brokenness, <text:soft-page-break/>and destruction. Many are drawn in not by force, but by desire that is not guarded or disciplined.</text:p>
      <text:p text:style-name="P5"><text:span text:style-name="T43">James explains this process clearly: temptation does not come from God, but from our own desires. When desire is not controlled, it leads to sin, and sin ultimately leads to death (James 1:13–15). This truth applies not only to sexual sin but to all forms of sin. Temptation promises pleasure, but it always demands a higher cost than it offers. It damages self-worth, destroys relationships, and breaks families. That is why God’s Word teaches believers to guard their hearts and hide His Word within them (</text:span><text:span text:style-name="Emphasis"><text:span text:style-name="T43">Psalm 119:11</text:span></text:span><text:span text:style-name="T43">).</text:span></text:p>
      <text:p text:style-name="P5"><text:span text:style-name="T43">Solomon further warns that the path of this woman leads to death and destruction. This can be understood in many ways—physical consequences, emotional ruin, financial loss, broken relationships, or even spiritual death. Proverbs consistently reminds us that </text:span><text:span text:style-name="Emphasis"><text:span text:style-name="T43">“there is a way that seems right to a man, but its end is the way of death”</text:span></text:span><text:span text:style-name="T43"> (Proverbs 14:12). Sin often appears harmless or even desirable at the beginning, but its end is always destructive.</text:span></text:p>
      <text:p text:style-name="P5"><text:span text:style-name="T43">Ultimately, Scripture teaches that all sin leads to death (Romans 6:23), but it also reveals hope. Through Jesus Christ, there is deliverance from sin’s power and penalty. </text:span><text:span text:style-name="Emphasis"><text:span text:style-name="T43">“For God so loved the world that He gave His only Son, that whoever believes in Him should not perish but have eternal life”</text:span></text:span><text:span text:style-name="T43"> (John 3:16). Even when believers fall, God remains faithful to forgive and restore those who repent (1 John 1:9).</text:span></text:p>
      <text:p text:style-name="P92">Today’s passage calls us to examine how we respond to temptation. Are we entertaining it, or are we guarding our hearts with God’s Word? Sin rarely appears dangerous at first, but its consequences are always serious. True wisdom is not only knowing what is right, but actively choosing it—even when temptation feels strong and no one is watching. God calls us to a life of discipline, purity, and dependence on Him, because only in Him can we find true freedom and lasting life.</text:p>
      <text:p text:style-name="P7"/>
      <text:p text:style-name="P43">Bible Reference Verse/s:</text:p>
      <text:h text:style-name="P8" text:outline-level="3"><text:span text:style-name="Strong_20_Emphasis"><text:span text:style-name="T39">Romans 3:23</text:span></text:span></text:h>
      <text:p text:style-name="P89">“For all have sinned and fall short of the glory of God.”</text:p>
      <text:h text:style-name="Heading_20_3" text:outline-level="3"><text:span text:style-name="Strong_20_Emphasis"><text:span text:style-name="T43">Romans 6:23</text:span></text:span></text:h>
      <text:p text:style-name="P89">“For the wages of sin is death, but the free gift of God is eternal life in Christ Jesus our Lord.”</text:p>
      <text:h text:style-name="Heading_20_3" text:outline-level="3"><text:span text:style-name="Strong_20_Emphasis"><text:span text:style-name="T43">James 1:13–15</text:span></text:span></text:h>
      <text:p text:style-name="P89">“Let no one say when he is tempted, ‘I am being tempted by God,’ for God cannot be tempted with evil, and he himself tempts no one. But each person is tempted when he is lured and enticed by his own desire. Then desire when it has conceived gives birth to sin, and sin when it is fully grown brings forth death.”</text:p>
      <text:h text:style-name="Heading_20_3" text:outline-level="3"><text:soft-page-break/><text:span text:style-name="Strong_20_Emphasis"><text:span text:style-name="T43">Psalm 119:11</text:span></text:span></text:h>
      <text:p text:style-name="P89">“I have stored up your word in my heart, that I might not sin against you.”</text:p>
      <text:h text:style-name="Heading_20_3" text:outline-level="3"><text:span text:style-name="Strong_20_Emphasis"><text:span text:style-name="T43">Proverbs 14:12</text:span></text:span></text:h>
      <text:p text:style-name="P89">“There is a way that seems right to a man, but its end is the way to death.”</text:p>
      <text:h text:style-name="Heading_20_3" text:outline-level="3"><text:span text:style-name="Strong_20_Emphasis"><text:span text:style-name="T43">John 3:16</text:span></text:span></text:h>
      <text:p text:style-name="P89">“For God so loved the world, that he gave his only Son, that whoever believes in him should not perish but have eternal life.”</text:p>
      <text:h text:style-name="Heading_20_3" text:outline-level="3"><text:span text:style-name="Strong_20_Emphasis"><text:span text:style-name="T43">1 John 1:9</text:span></text:span></text:h>
      <text:p text:style-name="P89">“If we confess our sins, he is faithful and just to forgive us our sins and to cleanse us from all unrighteousness.”</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h text:style-name="P17" text:outline-level="2"><text:span text:style-name="T36">D</text:span><text:span text:style-name="T35">ay </text:span><text:span text:style-name="T38">3</text:span></text:h>
      <text:p text:style-name="P55">English</text:p>
      <text:h text:style-name="P20" text:outline-level="2"><text:soft-page-break/><text:span text:style-name="T17">Proverbs</text:span><text:span text:style-name="T18"> </text:span><text:span text:style-name="T19">1</text:span><text:span text:style-name="T18">:</text:span><text:span text:style-name="T16">1-</text:span><text:span text:style-name="T20">4</text:span></text:h>
      <text:p text:style-name="P79"><text:span text:style-name="T10">N</text:span><text:span text:style-name="T12">IV</text:span><text:span text:style-name="T10">(</text:span><text:span text:style-name="T11">New </text:span><text:span text:style-name="T12">International Version</text:span><text:span text:style-name="T10">)</text:span><text:span text:style-name="T14"> </text:span></text:p>
      <text:p text:style-name="P61"/>
      <text:p text:style-name="P62">Wisdom’s Call</text:p>
      <text:p text:style-name="P80"><text:span text:style-name="T5">1</text:span><text:span text:style-name="T13"> Does not wisdom call out?</text:span></text:p>
      <text:p text:style-name="P62"><text:s text:c="4"/>Does not understanding raise her voice?</text:p>
      <text:p text:style-name="P80"><text:span text:style-name="T4">2</text:span><text:span text:style-name="T10"> At the highest point along the way,</text:span></text:p>
      <text:p text:style-name="P66"><text:s text:c="4"/>where the paths meet, she takes her stand;</text:p>
      <text:p text:style-name="P80"><text:span text:style-name="T4">3</text:span><text:span text:style-name="T10"> beside the gate leading into the city,</text:span></text:p>
      <text:p text:style-name="P66"><text:s text:c="4"/>at the entrance, she cries aloud:</text:p>
      <text:p text:style-name="P80"><text:span text:style-name="T4">4</text:span><text:span text:style-name="T10"> “To you, O people, I call out;</text:span></text:p>
      <text:p text:style-name="P66"><text:s text:c="4"/>I raise my voice to all mankind.</text:p>
      <text:h text:style-name="P25" text:outline-level="2">GUIDE REFLECTION:</text:h>
      <text:h text:style-name="P4" text:outline-level="2"><text:span text:style-name="Strong_20_Emphasis"><text:span text:style-name="T43">The Voice of Wisdom in a Noisy World</text:span></text:span></text:h>
      <text:p text:style-name="Text_20_body"><text:span text:style-name="Strong_20_Emphasis"><text:span text:style-name="T54">Proverbs 8:1 – “Does not wisdom call out? Does not understanding raise her voice?”</text:span></text:span></text:p>
      <text:h text:style-name="Heading_20_3" text:outline-level="3"><text:span text:style-name="Strong_20_Emphasis"><text:span text:style-name="T55">Wisdom Is Not Far Away</text:span></text:span></text:h>
      <text:p text:style-name="P100">We often think of wisdom as something difficult to attain—reserved only for the elderly, the wealthy, or the highly educated. However, this verse reminds us that wisdom is not hidden or distant. It is actively calling out. It does not remain silent or concealed; rather, it raises its voice and makes itself known.</text:p>
      <text:p text:style-name="Text_20_body"><text:span text:style-name="Strong_20_Emphasis"><text:span text:style-name="T55">Question:</text:span></text:span><text:span text:style-name="T55"> If wisdom is constantly calling, why do we still find ourselves lost?</text:span></text:p>
      <text:p text:style-name="Text_20_body"><text:span text:style-name="Strong_20_Emphasis"><text:span text:style-name="T55">Answer:</text:span></text:span><text:span text:style-name="T55"> It is not because wisdom is silent, but because we choose to listen to other voices—temptation, pride, fear, or temporary pleasure.</text:span></text:p>
      <text:h text:style-name="Heading_20_3" text:outline-level="3"><text:span text:style-name="Strong_20_Emphasis"><text:span text:style-name="T55">Two Women, Two Voices</text:span></text:span></text:h>
      <text:p text:style-name="P100">The Book of Proverbs presents a striking contrast between the seductive woman (Proverbs 7) and wisdom personified as a woman (Proverbs 8). Both are portrayed as calling out in public spaces, yet their purposes are completely different:</text:p>
      <table:table table:name="Table1" table:style-name="Table1">
        <table:table-column table:style-name="Table1.A"/>
        <table:table-column table:style-name="Table1.B"/>
        <table:table-header-rows>
          <table:table-row>
            <table:table-cell table:style-name="Table1.A1" office:value-type="string">
              <text:p text:style-name="P15">The Seductress</text:p>
            </table:table-cell>
            <table:table-cell table:style-name="Table1.A1" office:value-type="string">
              <text:p text:style-name="P15">Wisdom</text:p>
            </table:table-cell>
          </table:table-row>
        </table:table-header-rows>
        <table:table-row>
          <table:table-cell table:style-name="Table1.A1" office:value-type="string">
            <text:p text:style-name="P12">Seeks attention to destroy</text:p>
          </table:table-cell>
          <table:table-cell table:style-name="Table1.A1" office:value-type="string">
            <text:p text:style-name="P12">Invites to give life</text:p>
          </table:table-cell>
        </table:table-row>
        <table:table-row>
          <table:table-cell table:style-name="Table1.A1" office:value-type="string">
            <text:p text:style-name="P12">Leads toward death</text:p>
          </table:table-cell>
          <table:table-cell table:style-name="Table1.A1" office:value-type="string">
            <text:p text:style-name="P12">Guides toward life</text:p>
          </table:table-cell>
        </table:table-row>
        <table:table-row>
          <table:table-cell table:style-name="Table1.A1" office:value-type="string">
            <text:p text:style-name="P12">Operates in secrecy and <text:soft-page-break/>darkness</text:p>
          </table:table-cell>
          <table:table-cell table:style-name="Table1.A1" office:value-type="string">
            <text:p text:style-name="P12">Speaks openly and <text:soft-page-break/>clearly</text:p>
          </table:table-cell>
        </table:table-row>
      </table:table>
      <text:p text:style-name="P100"/>
      <text:p text:style-name="Text_20_body"><text:span text:style-name="T55">In everyday life, we constantly hear these competing voices. The real question is: </text:span><text:span text:style-name="Strong_20_Emphasis"><text:span text:style-name="T55">which voice are we choosing to follow?</text:span></text:span></text:p>
      <text:h text:style-name="Heading_20_3" text:outline-level="3"><text:span text:style-name="Strong_20_Emphasis"><text:span text:style-name="T55">True Wisdom Is Christ Himself</text:span></text:span></text:h>
      <text:p text:style-name="P100">Wisdom is not merely an idea or concept—it is ultimately found in a person. Colossians 2:3 tells us that in Christ “are hidden all the treasures of wisdom and knowledge.” He is not simply a source of wisdom; He is the wisdom of God Himself (1 Corinthians 1:30).</text:p>
      <text:p text:style-name="P100">This means that listening to wisdom is not just about following rules or principles—it is about knowing and following Jesus. He is the voice that calls us out of darkness. He is the understanding that rises above the noise of sin and the world.</text:p>
      <text:h text:style-name="Heading_20_3" text:outline-level="3"><text:span text:style-name="Strong_20_Emphasis"><text:span text:style-name="T55">The Remarkable Message of Jeremiah 9</text:span></text:span></text:h>
      <text:p text:style-name="P100">Jeremiah 9:23–24 redefines what true success looks like:</text:p>
      <text:p text:style-name="P100">“Let not the wise boast of their wisdom or the strong boast of their strength or the rich boast of their riches, but let the one who boasts boast about this: that they have understanding to know Me.”</text:p>
      <text:p text:style-name="Text_20_body"><text:span text:style-name="Strong_20_Emphasis"><text:span text:style-name="T55">Reminder:</text:span></text:span><text:span text:style-name="T55"> True wisdom is not measured by degrees, influence, or possessions. True wisdom is knowing God.</text:span></text:p>
      <text:h text:style-name="Heading_20_3" text:outline-level="3"><text:span text:style-name="Strong_20_Emphasis"><text:span text:style-name="T55">Personal Reflection Questions</text:span></text:span></text:h>
      <text:list xml:id="list1403978749" text:style-name="L1">
        <text:list-item>
          <text:p text:style-name="P106"><text:span text:style-name="Strong_20_Emphasis"><text:span text:style-name="T55">Whose voice am I listening to right now?</text:span></text:span><text:span text:style-name="T55"> In my decisions—whether in relationships, work, finances, or morals—am I following wisdom or temporary temptation? </text:span></text:p>
        </text:list-item>
        <text:list-item>
          <text:p text:style-name="P107"><text:span text:style-name="Strong_20_Emphasis"><text:span text:style-name="T43">Am I willing to know Christ as my wisdom?</text:span></text:span><text:span text:style-name="T43"> It is not enough to know about Him; I must truly know Him and live according to His Word. </text:span></text:p>
        </text:list-item>
        <text:list-item>
          <text:p text:style-name="P50"><text:span text:style-name="Strong_20_Emphasis"><text:span text:style-name="T55">Where do I place my confidence?</text:span></text:span><text:span text:style-name="T55"> Do I rely on my intelligence, abilities, or achievements—or do I find confidence in knowing that God knows me and I know Him?</text:span></text:p>
        </text:list-item>
      </text:list>
      <text:p text:style-name="P105"/>
      <text:p text:style-name="P42">Bible Reference Verse/s:</text:p>
      <text:p text:style-name="P42"/>
      <text:p text:style-name="P101">Proverbs 8:1</text:p>
      <text:p text:style-name="P100">"Does not wisdom call out? Does not understanding raise her voice?"</text:p>
      <text:p text:style-name="P101">Colossians 2:3</text:p>
      <text:p text:style-name="P100">"in whom are hidden all the treasures of wisdom and knowledge."</text:p>
      <text:p text:style-name="P101">1 Corinthians 1:30</text:p>
      <text:p text:style-name="P100"><text:soft-page-break/>"It is because of him that you are in Christ Jesus, who has become for us wisdom from God—that is, our righteousness, holiness and redemption."</text:p>
      <text:p text:style-name="P101">Jeremiah 9:23–24</text:p>
      <text:p text:style-name="P100">23 "This is what the Lord says: 'Let not the wise boast of their wisdom or the strong boast of their strength or the rich boast of their riches,'</text:p>
      <text:p text:style-name="P100">24 'but let the one who boasts boast about this: that they have the understanding to know me, that I am the Lord, who exercises kindness, justice and righteousness on earth, for in these I delight,' declares the Lord."</text:p>
      <text:h text:style-name="P30" text:outline-level="2"><text:span text:style-name="T25">D</text:span><text:span text:style-name="T26">ay </text:span><text:span text:style-name="T27">4</text:span></text:h>
      <text:p text:style-name="P56">English</text:p>
      <text:h text:style-name="P21" text:outline-level="2"><text:span text:style-name="T17">Proverbs</text:span><text:span text:style-name="T18"> </text:span><text:span text:style-name="T19">1</text:span><text:span text:style-name="T18">:</text:span><text:span text:style-name="T16">1-</text:span><text:span text:style-name="T20">4</text:span></text:h>
      <text:p text:style-name="P81"><text:span text:style-name="T10">N</text:span><text:span text:style-name="T12">IV</text:span><text:span text:style-name="T10">(</text:span><text:span text:style-name="T11">New </text:span><text:span text:style-name="T12">International Version</text:span><text:span text:style-name="T10">)</text:span><text:span text:style-name="T14"> </text:span></text:p>
      <text:p text:style-name="P63"/>
      <text:p text:style-name="P63">Wisdom’s Call</text:p>
      <text:p text:style-name="P85"><text:span text:style-name="T5">1</text:span><text:span text:style-name="T13"> Does not wisdom call out?</text:span></text:p>
      <text:p text:style-name="P69"><text:s text:c="4"/>Does not understanding raise her voice?</text:p>
      <text:p text:style-name="P82"><text:span text:style-name="T6">2</text:span><text:span text:style-name="T13"> At the highest point along the way,</text:span></text:p>
      <text:p text:style-name="P63"><text:s text:c="4"/>where the paths meet, she takes her stand;</text:p>
      <text:p text:style-name="P82"><text:span text:style-name="T4">3</text:span><text:span text:style-name="T10"> beside the gate leading into the city,</text:span></text:p>
      <text:p text:style-name="P67"><text:s text:c="4"/>at the entrance, she cries aloud:</text:p>
      <text:p text:style-name="P82"><text:span text:style-name="T4">4</text:span><text:span text:style-name="T10"> “To you, O people, I call out;</text:span></text:p>
      <text:p text:style-name="P67"><text:s text:c="4"/>I raise my voice to all mankind.</text:p>
      <text:h text:style-name="P26" text:outline-level="2">GUIDE REFLECTION:</text:h>
      <text:h text:style-name="P1" text:outline-level="2"><text:span text:style-name="Strong_20_Emphasis"><text:span text:style-name="T30">Where Wisdom Stands and Shouts</text:span></text:span></text:h>
      <text:p text:style-name="P6"><text:span text:style-name="Strong_20_Emphasis"><text:span text:style-name="T43">Proverbs 8:2</text:span></text:span><text:span text:style-name="Strong_20_Emphasis"><text:span text:style-name="T44"> – </text:span></text:span><text:span text:style-name="T45">At the highest point along the way, where the paths meet, she takes her stand.”</text:span></text:p>
      <text:h text:style-name="P9" text:outline-level="3"><text:span text:style-name="Strong_20_Emphasis"><text:span text:style-name="T43">1. Wisdom Stands in the Open – Not Hidden, but Clearly Revealed</text:span></text:span></text:h>
      <text:p text:style-name="P92">In Proverbs 8:2, Solomon presents wisdom as a person who is fully visible and intentionally placed in the most noticeable locations. She does not whisper from hidden places or operate in secrecy. Instead, she takes her stand:</text:p>
      <text:list xml:id="list2164202240" text:style-name="L2">
        <text:list-item>
          <text:p text:style-name="P108"><text:soft-page-break/><text:span text:style-name="Emphasis"><text:span text:style-name="T46">“At the highest point along the way”</text:span></text:span><text:span text:style-name="T43"> – the most elevated and visible place where no traveler can miss her presence. </text:span></text:p>
        </text:list-item>
        <text:list-item>
          <text:p text:style-name="P51"><text:span text:style-name="Emphasis"><text:span text:style-name="T46">“Where the paths meet”</text:span></text:span><text:span text:style-name="T46"> </text:span><text:span text:style-name="T43">– the crossroads of life, where people are forced to make decisions and choose a direction. </text:span></text:p>
        </text:list-item>
      </text:list>
      <text:p text:style-name="P92">Wisdom is not hidden or difficult to find. She is deliberately placed where life decisions are made and where people naturally pass by. The message is clear: no one is without access to wisdom; she openly calls and makes herself known.</text:p>
      <text:h text:style-name="P9" text:outline-level="3"><text:span text:style-name="Strong_20_Emphasis"><text:span text:style-name="T43">2. Wisdom in Contrast with the Woman in Proverbs 7 – Hidden vs. Public</text:span></text:span></text:h>
      <text:p text:style-name="P5"><text:span text:style-name="T43">A powerful contrast is seen between </text:span><text:span text:style-name="Strong_20_Emphasis"><text:span text:style-name="T43">Wisdom in Proverbs 8</text:span></text:span><text:span text:style-name="T43"> and the </text:span><text:span text:style-name="Strong_20_Emphasis"><text:span text:style-name="T43">seductive woman in Proverbs 7</text:span></text:span><text:span text:style-name="T43">.</text:span></text:p>
      <text:list xml:id="list322638390" text:style-name="L3">
        <text:list-item>
          <text:p text:style-name="P111">The woman in Proverbs 7 operates in secrecy. She waits in the shadows, dressed to deceive, and speaks in hidden corners. Her actions are concealed, and her intent is destruction through deception. </text:p>
        </text:list-item>
        <text:list-item>
          <text:p text:style-name="P93">Wisdom, on the other hand, stands in the open. She is not ashamed, not hidden, and not deceptive. She calls out publicly, offering truth and life. </text:p>
          <text:p text:style-name="P93"/>
        </text:list-item>
      </text:list>
      <table:table table:name="Table2" table:style-name="Table2">
        <table:table-column table:style-name="Table2.A"/>
        <table:table-column table:style-name="Table2.B"/>
        <table:table-header-rows>
          <table:table-row>
            <table:table-cell table:style-name="Table2.A1" office:value-type="string">
              <text:p text:style-name="P14">Proverbs 7 Woman (Deception)</text:p>
            </table:table-cell>
            <table:table-cell table:style-name="Table2.A1" office:value-type="string">
              <text:p text:style-name="P14">Proverbs 8 Wisdom (Truth)</text:p>
            </table:table-cell>
          </table:table-row>
        </table:table-header-rows>
        <table:table-row>
          <table:table-cell table:style-name="Table2.A1" office:value-type="string">
            <text:p text:style-name="P11">Hidden, secretive, and deceptive</text:p>
          </table:table-cell>
          <table:table-cell table:style-name="Table2.A1" office:value-type="string">
            <text:p text:style-name="P11">Open, visible, and honest</text:p>
          </table:table-cell>
        </table:table-row>
        <table:table-row>
          <table:table-cell table:style-name="Table2.A1" office:value-type="string">
            <text:p text:style-name="P11">Lures in darkness</text:p>
          </table:table-cell>
          <table:table-cell table:style-name="Table2.A1" office:value-type="string">
            <text:p text:style-name="P11">Calls in the light</text:p>
          </table:table-cell>
        </table:table-row>
        <table:table-row>
          <table:table-cell table:style-name="Table2.A1" office:value-type="string">
            <text:p text:style-name="P11">Leads to destruction</text:p>
          </table:table-cell>
          <table:table-cell table:style-name="Table2.A1" office:value-type="string">
            <text:p text:style-name="P11">Leads to life</text:p>
          </table:table-cell>
        </table:table-row>
        <table:table-row>
          <table:table-cell table:style-name="Table2.A1" office:value-type="string">
            <text:p text:style-name="P11">Works in isolation</text:p>
          </table:table-cell>
          <table:table-cell table:style-name="Table2.A1" office:value-type="string">
            <text:p text:style-name="P11">Stands in public crossroads</text:p>
          </table:table-cell>
        </table:table-row>
      </table:table>
      <text:p text:style-name="P92"/>
      <text:p text:style-name="P5"><text:span text:style-name="T43">This contrast reveals a spiritual reality: </text:span><text:span text:style-name="Strong_20_Emphasis"><text:span text:style-name="T43">sin hides, but truth is revealed; deception operates in secrecy, but wisdom stands in the open.</text:span></text:span></text:p>
      <text:h text:style-name="P9" text:outline-level="3"><text:span text:style-name="Strong_20_Emphasis"><text:span text:style-name="T43">3. Hilltops and Crossroads: God’s Truth Is Clearly Seen</text:span></text:span></text:h>
      <text:p text:style-name="P92">Wisdom standing on high places and crossroads reflects how God’s truth is revealed everywhere.</text:p>
      <text:p text:style-name="P92">Even creation itself bears witness:</text:p>
      <text:p text:style-name="P5"><text:span text:style-name="Strong_20_Emphasis"><text:span text:style-name="T43">Psalm 8:1</text:span></text:span><text:span text:style-name="T43"> – </text:span><text:span text:style-name="Emphasis"><text:span text:style-name="T43">“Lord, our Lord, how majestic is your name in all the earth! You have set your glory in the heavens.”</text:span></text:span></text:p>
      <text:p text:style-name="P5"><text:span text:style-name="Strong_20_Emphasis"><text:span text:style-name="T43">Romans 1:19–20</text:span></text:span><text:span text:style-name="T43"> – God’s invisible qualities “have been clearly seen, being understood from what has been made, so that people are without excuse.”</text:span></text:p>
      <text:p text:style-name="P92"><text:soft-page-break/>Like wisdom on the hilltops, God’s truth is not hidden. It is visible in creation, in conscience, and in the moral order of life. The problem is not lack of revelation, but refusal to listen.</text:p>
      <text:p text:style-name="P92">At the same time, wisdom at the crossroads represents life’s daily decisions. Just as the early church preached in marketplaces and public spaces (Acts 17:17), God’s truth continues to confront people in the middle of their everyday choices.</text:p>
      <text:h text:style-name="P9" text:outline-level="3"><text:span text:style-name="Strong_20_Emphasis"><text:span text:style-name="T43">4. Modern Reality: Wisdom Still Calls Openly</text:span></text:span></text:h>
      <text:p text:style-name="P92">Today, wisdom continues to “stand in public places” through many means:</text:p>
      <text:list xml:id="list1299452506" text:style-name="L4">
        <text:list-item>
          <text:p text:style-name="P112">The Bible is widely available in print and digital form </text:p>
        </text:list-item>
        <text:list-item>
          <text:p text:style-name="P94">Christian messages are available through books, sermons, online platforms <text:span text:style-name="T47">and our Daily Devotions</text:span> </text:p>
        </text:list-item>
      </text:list>
      <text:p text:style-name="P92">Wisdom is not silent. She is still calling. The real issue is that many people choose to ignore her voice and listen instead to louder but misleading voices.</text:p>
      <text:h text:style-name="P9" text:outline-level="3"><text:span text:style-name="Strong_20_Emphasis"><text:span text:style-name="T43">5. The Fulfillment of Wisdom: Jesus Christ</text:span></text:span></text:h>
      <text:p text:style-name="P92">Ultimately, wisdom is not just a concept—it is a person.</text:p>
      <text:p text:style-name="P5"><text:span text:style-name="Strong_20_Emphasis"><text:span text:style-name="T43">Colossians 2:3</text:span></text:span><text:span text:style-name="T43"> <text:s text:c="7"/>– In Christ “are hidden all the treasures of wisdom and knowledge.”<text:line-break/></text:span><text:span text:style-name="Strong_20_Emphasis"><text:span text:style-name="T43">1 Corinthians 1:30</text:span></text:span><text:span text:style-name="T43"> – Christ “has become for us wisdom from God—that is, our righteousness, holiness and redemption.”</text:span></text:p>
      <text:p text:style-name="P92">Jesus Christ is the ultimate expression of wisdom. He stands at every “crossroads” of human life, calling people to choose Him. Unlike deception that hides, Christ reveals truth openly and calls all people to life.</text:p>
      <text:h text:style-name="P9" text:outline-level="3"><text:span text:style-name="Strong_20_Emphasis"><text:span text:style-name="T43">Conclusion</text:span></text:span></text:h>
      <text:p text:style-name="P92">Wisdom stands openly, loudly, and deliberately in the most visible places of life. In contrast, sin and deception operate in secrecy and darkness. The choice before every person is clear: to follow the hidden path that leads to destruction, or to listen to the public call of wisdom that leads to life.</text:p>
      <text:p text:style-name="P92"/>
      <text:p text:style-name="P40">Bible Reference Verse/s:</text:p>
      <text:p text:style-name="P45"/>
      <text:p text:style-name="P45">Psalm 8:1</text:p>
      <text:p text:style-name="P45"/>
      <text:p text:style-name="P47">"Lord, our Lord, how majestic is your name in all the earth! You have set your glory in the heavens."</text:p>
      <text:p text:style-name="P47"/>
      <text:p text:style-name="P45">Romans 1:19–20</text:p>
      <text:p text:style-name="P45"/>
      <text:p text:style-name="P47">19 "Since what may be known about God is plain to them, because God has made it plain to them."</text:p>
      <text:p text:style-name="P47"><text:soft-page-break/>20 "For since the creation of the world God’s invisible qualities—his eternal power and divine nature—have been clearly seen, being understood from what has been made, so that people are without excuse."</text:p>
      <text:p text:style-name="P47"/>
      <text:p text:style-name="P45">Acts 17:17</text:p>
      <text:p text:style-name="P45"/>
      <text:p text:style-name="P47">"So he reasoned in the synagogue with both Jews and God-fearing Greeks, as well as in the marketplace day by day with those who happened to be there."</text:p>
      <text:p text:style-name="P47"/>
      <text:p text:style-name="P45">Colossians 2:3</text:p>
      <text:p text:style-name="P45"/>
      <text:p text:style-name="P47">"in whom are hidden all the treasures of wisdom and knowledge."</text:p>
      <text:p text:style-name="P47"/>
      <text:p text:style-name="P45">1 Corinthians 1:30</text:p>
      <text:p text:style-name="P45"/>
      <text:p text:style-name="P47">"It is because of him that you are in Christ Jesus, who has become for us wisdom from God—that is, our righteousness, holiness and redemptio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h text:style-name="P31" text:outline-level="2"><text:span text:style-name="T25">D</text:span><text:span text:style-name="T26">ay </text:span><text:span text:style-name="T28">5</text:span></text:h>
      <text:p text:style-name="P57">English</text:p>
      <text:h text:style-name="P22" text:outline-level="2"><text:span text:style-name="T17">Proverbs</text:span><text:span text:style-name="T18"> </text:span><text:span text:style-name="T19">1</text:span><text:span text:style-name="T18">:</text:span><text:span text:style-name="T16">1-</text:span><text:span text:style-name="T20">4</text:span></text:h>
      <text:p text:style-name="P83"><text:span text:style-name="T10">N</text:span><text:span text:style-name="T12">IV</text:span><text:span text:style-name="T10">(</text:span><text:span text:style-name="T11">New </text:span><text:span text:style-name="T12">International Version</text:span><text:span text:style-name="T10">)</text:span><text:span text:style-name="T14"> </text:span></text:p>
      <text:p text:style-name="P64"/>
      <text:p text:style-name="P64">Wisdom’s Call</text:p>
      <text:p text:style-name="P86"><text:span text:style-name="T5">1</text:span><text:span text:style-name="T13"> Does not wisdom call out?</text:span></text:p>
      <text:p text:style-name="P70"><text:s text:c="4"/>Does not understanding raise her voice?</text:p>
      <text:p text:style-name="P86"><text:span text:style-name="T6">2</text:span><text:span text:style-name="T13"> At the highest point along the way,</text:span></text:p>
      <text:p text:style-name="P70"><text:s text:c="4"/>where the paths meet, she takes her stand;</text:p>
      <text:p text:style-name="P83"><text:span text:style-name="T6">3</text:span><text:span text:style-name="T13"> beside the gate leading into the city,</text:span></text:p>
      <text:p text:style-name="P64"><text:s text:c="4"/>at the entrance, she cries aloud:</text:p>
      <text:p text:style-name="P83"><text:span text:style-name="T4">4</text:span><text:span text:style-name="T10"> “To you, O people, I call out;</text:span></text:p>
      <text:p text:style-name="P68"><text:s text:c="4"/>I raise my voice to all mankind.</text:p>
      <text:h text:style-name="P27" text:outline-level="2">GUIDE REFLECTION:</text:h>
      <text:h text:style-name="P2" text:outline-level="2"><text:span text:style-name="Strong_20_Emphasis"><text:span text:style-name="T40">Wisdom at the City Gates</text:span></text:span></text:h>
      <text:p text:style-name="Text_20_body"><text:span text:style-name="Strong_20_Emphasis"><text:span text:style-name="T43">Proverbs 8:3 (NIV)</text:span></text:span><text:span text:style-name="T43"> – </text:span><text:span text:style-name="Emphasis"><text:span text:style-name="T43">“Beside the gates leading into the city, at the entrances, she cries aloud.”</text:span></text:span></text:p>
      <text:h text:style-name="Heading_20_3" text:outline-level="3"><text:span text:style-name="Strong_20_Emphasis"><text:span text:style-name="T43"/></text:span></text:h>
      <text:h text:style-name="Heading_20_3" text:outline-level="3"><text:span text:style-name="Strong_20_Emphasis"><text:span text:style-name="T43">Wisdom Goes Where Decisions Are Made</text:span></text:span></text:h>
      <text:p text:style-name="Text_20_body"><text:span text:style-name="T43">In Proverbs 8:3, wisdom moves even closer. She is no longer only on hilltops or at crossroads—she now stands </text:span><text:span text:style-name="Emphasis"><text:span text:style-name="T43">“beside the gates,”</text:span></text:span><text:span text:style-name="T43"> at the very entrance of the city, where the most important decisions of community life take place.</text:span></text:p>
      <text:p text:style-name="P89">In ancient Israel, the city gate was more than just an entrance. It was:</text:p>
      <text:list xml:id="list1466349684" text:style-name="L5">
        <text:list-item>
          <text:p text:style-name="P113"><text:soft-page-break/>The courtroom where elders settled disputes </text:p>
        </text:list-item>
        <text:list-item>
          <text:p text:style-name="P113">The marketplace where business was conducted </text:p>
        </text:list-item>
        <text:list-item>
          <text:p text:style-name="P113">The public square where announcements were made </text:p>
        </text:list-item>
        <text:list-item>
          <text:p text:style-name="P95">The place where leaders made binding decisions </text:p>
        </text:list-item>
      </text:list>
      <text:p text:style-name="Text_20_body"><text:span text:style-name="T43">Wisdom deliberately positions herself at the center of justice, commerce, and leadership. The message is clear: </text:span><text:span text:style-name="Strong_20_Emphasis"><text:span text:style-name="T43">wisdom belongs in every area of life, especially where decisions and authority are exercised.</text:span></text:span></text:p>
      <text:h text:style-name="Heading_20_3" text:outline-level="3"><text:span text:style-name="Strong_20_Emphasis"><text:span text:style-name="T43"/></text:span></text:h>
      <text:h text:style-name="Heading_20_3" text:outline-level="3"><text:span text:style-name="Strong_20_Emphasis"><text:span text:style-name="T43">Solomon’s Example: Wisdom in Leadership</text:span></text:span></text:h>
      <text:p text:style-name="P89">Solomon understood that wisdom is essential for leadership. When he became king, he did not ask for wealth or power, but for understanding.</text:p>
      <text:p text:style-name="Text_20_body"><text:span text:style-name="Strong_20_Emphasis"><text:span text:style-name="T43">1 Kings 3:7–9 (NIV)</text:span></text:span><text:span text:style-name="T43"><text:line-break/></text:span><text:span text:style-name="Emphasis"><text:span text:style-name="T43">“Now, Lord my God, you have made your servant king… But I am only a little child and do not know how to carry out my duties… So give your servant a discerning heart to govern your people and to distinguish between right and wrong…”</text:span></text:span></text:p>
      <text:p text:style-name="P89">God granted his request. This was proven when two women came to him, both claiming the same child. Solomon’s wise judgment revealed the true mother.</text:p>
      <text:p text:style-name="Text_20_body"><text:span text:style-name="Strong_20_Emphasis"><text:span text:style-name="T43">1 Kings 3:28 (NIV)</text:span></text:span><text:span text:style-name="T43"><text:line-break/></text:span><text:span text:style-name="Emphasis"><text:span text:style-name="T43">“When all Israel heard the verdict… they held the king in awe, because they saw that he had wisdom from God to administer justice.”</text:span></text:span></text:p>
      <text:p text:style-name="P89">Wisdom at the gate preserved life. Without wisdom, justice fails and the innocent suffer.</text:p>
      <text:h text:style-name="Heading_20_3" text:outline-level="3"><text:span text:style-name="Strong_20_Emphasis"><text:span text:style-name="T43"/></text:span></text:h>
      <text:h text:style-name="Heading_20_3" text:outline-level="3"><text:span text:style-name="Strong_20_Emphasis"><text:span text:style-name="T43">The Apostles at the Gates of Society</text:span></text:span></text:h>
      <text:p text:style-name="P89">This pattern continues in the New Testament. The apostles brought the message of truth into public spaces—into the “gates” of society.</text:p>
      <text:p text:style-name="Text_20_body"><text:span text:style-name="Strong_20_Emphasis"><text:span text:style-name="T43">Acts 17:17 (NIV)</text:span></text:span><text:span text:style-name="T43"> – </text:span><text:span text:style-name="Emphasis"><text:span text:style-name="T43">Paul reasoned… in the marketplace day by day.</text:span></text:span><text:span text:style-name="T43"><text:line-break/></text:span><text:span text:style-name="Strong_20_Emphasis"><text:span text:style-name="T43">Acts 16:13</text:span></text:span><text:span text:style-name="T43"> – Paul went outside the city gate and spoke where people gathered for prayer.</text:span></text:p>
      <text:p text:style-name="P89">The message of God, like wisdom, is not hidden. It is proclaimed openly—where people live, work, and make decisions.</text:p>
      <text:h text:style-name="Heading_20_3" text:outline-level="3"><text:span text:style-name="Strong_20_Emphasis"><text:span text:style-name="T43"/></text:span></text:h>
      <text:h text:style-name="Heading_20_3" text:outline-level="3"><text:span text:style-name="Strong_20_Emphasis"><text:span text:style-name="T43">Transformation of the Mind</text:span></text:span></text:h>
      <text:p text:style-name="P89">When people respond to God’s call, their minds are transformed.</text:p>
      <text:p text:style-name="Text_20_body"><text:soft-page-break/><text:span text:style-name="Strong_20_Emphasis"><text:span text:style-name="T43">Ephesians 1:18 (NIV)</text:span></text:span><text:span text:style-name="T43"><text:line-break/></text:span><text:span text:style-name="Emphasis"><text:span text:style-name="T43">“I pray that the eyes of your heart may be enlightened…”</text:span></text:span></text:p>
      <text:p text:style-name="P89">Wisdom is not merely information—it is illumination. Through Christ, our understanding is renewed, enabling us to make wise and godly decisions in every aspect of life.</text:p>
      <text:h text:style-name="Heading_20_3" text:outline-level="3"><text:span text:style-name="Strong_20_Emphasis"><text:span text:style-name="T43">The Gatekeeper’s Question</text:span></text:span></text:h>
      <text:p text:style-name="P89">Wisdom standing at the gate confronts us with a personal question:</text:p>
      <text:p text:style-name="Text_20_body"><text:span text:style-name="Strong_20_Emphasis"><text:span text:style-name="T43">Are we listening to her voice where it matters most?</text:span></text:span></text:p>
      <text:p text:style-name="P89">Consider the “gates” in your own life:</text:p>
      <table:table table:name="Table3" table:style-name="Table3">
        <table:table-column table:style-name="Table3.A"/>
        <table:table-column table:style-name="Table3.B"/>
        <table:table-header-rows>
          <table:table-row>
            <table:table-cell table:style-name="Table3.A1" office:value-type="string">
              <text:p text:style-name="P13">Modern “Gates”</text:p>
            </table:table-cell>
            <table:table-cell table:style-name="Table3.A1" office:value-type="string">
              <text:p text:style-name="P13">Where Wisdom Is Needed</text:p>
            </table:table-cell>
          </table:table-row>
        </table:table-header-rows>
        <table:table-row>
          <table:table-cell table:style-name="Table3.A1" office:value-type="string">
            <text:p text:style-name="P10">Workplace</text:p>
          </table:table-cell>
          <table:table-cell table:style-name="Table3.A1" office:value-type="string">
            <text:p text:style-name="P10">Ethical decisions</text:p>
          </table:table-cell>
        </table:table-row>
        <table:table-row>
          <table:table-cell table:style-name="Table3.A1" office:value-type="string">
            <text:p text:style-name="P10">Family</text:p>
          </table:table-cell>
          <table:table-cell table:style-name="Table3.A1" office:value-type="string">
            <text:p text:style-name="P10">Conflict resolution</text:p>
          </table:table-cell>
        </table:table-row>
        <table:table-row>
          <table:table-cell table:style-name="Table3.A1" office:value-type="string">
            <text:p text:style-name="P10">Community</text:p>
          </table:table-cell>
          <table:table-cell table:style-name="Table3.A1" office:value-type="string">
            <text:p text:style-name="P10">Leadership and influence</text:p>
          </table:table-cell>
        </table:table-row>
        <table:table-row>
          <table:table-cell table:style-name="Table3.A1" office:value-type="string">
            <text:p text:style-name="P10">Nation</text:p>
          </table:table-cell>
          <table:table-cell table:style-name="Table3.A1" office:value-type="string">
            <text:p text:style-name="P10">Choosing what is right and just</text:p>
          </table:table-cell>
        </table:table-row>
        <table:table-row>
          <table:table-cell table:style-name="Table3.A1" office:value-type="string">
            <text:p text:style-name="P10">Personal life</text:p>
          </table:table-cell>
          <table:table-cell table:style-name="Table3.A1" office:value-type="string">
            <text:p text:style-name="P10">Decisions of the heart</text:p>
          </table:table-cell>
        </table:table-row>
      </table:table>
      <text:p text:style-name="P89"/>
      <text:p text:style-name="P89">Wisdom is present in all these areas—but we must choose to listen.</text:p>
      <text:h text:style-name="Heading_20_3" text:outline-level="3"><text:span text:style-name="Strong_20_Emphasis"><text:span text:style-name="T43"/></text:span></text:h>
      <text:h text:style-name="Heading_20_3" text:outline-level="3"><text:span text:style-name="Strong_20_Emphasis"><text:span text:style-name="T43">The Ultimate Wisdom at the Gate</text:span></text:span></text:h>
      <text:p text:style-name="P89">Jesus Christ is the fulfillment of wisdom.</text:p>
      <text:p text:style-name="Text_20_body"><text:span text:style-name="Strong_20_Emphasis"><text:span text:style-name="T43">1 Corinthians 1:30</text:span></text:span><text:span text:style-name="T43"> – Christ “has become for us wisdom from God.”</text:span></text:p>
      <text:p text:style-name="Text_20_body"><text:span text:style-name="T43">He taught publicly—in synagogues, streets, and temple courts. He did not hide the truth. Yet more than that, He entered Jerusalem knowing He would give His life. He is not only the one who proclaims wisdom—</text:span><text:span text:style-name="Strong_20_Emphasis"><text:span text:style-name="T43">He is the message of wisdom itself.</text:span></text:span></text:p>
      <text:h text:style-name="Heading_20_3" text:outline-level="3"><text:span text:style-name="Strong_20_Emphasis"><text:span text:style-name="T43"/></text:span></text:h>
      <text:h text:style-name="Heading_20_3" text:outline-level="3"><text:span text:style-name="Strong_20_Emphasis"><text:span text:style-name="T43">A Call to the Kingdom of God</text:span></text:span></text:h>
      <text:p text:style-name="P89">In the program and purpose of the Kingdom of God, the question now becomes deeply personal and urgent:</text:p>
      <text:p text:style-name="Text_20_body"><text:span text:style-name="Strong_20_Emphasis"><text:span text:style-name="T43">Are we ready to take this message into our lives, our families, our communities, and even our nation?</text:span></text:span></text:p>
      <text:p text:style-name="P89">Wisdom is not meant to remain at the gate—it must enter and transform everything within.</text:p>
      <text:list xml:id="list4252155694" text:style-name="L6">
        <text:list-item>
          <text:p text:style-name="P109"><text:soft-page-break/><text:span text:style-name="T43">In our </text:span><text:span text:style-name="Strong_20_Emphasis"><text:span text:style-name="T43">lives</text:span></text:span><text:span text:style-name="T43">, it shapes our character. </text:span></text:p>
        </text:list-item>
        <text:list-item>
          <text:p text:style-name="P109"><text:span text:style-name="T43">In our </text:span><text:span text:style-name="Strong_20_Emphasis"><text:span text:style-name="T43">families</text:span></text:span><text:span text:style-name="T43">, it builds unity and righteousness. </text:span></text:p>
        </text:list-item>
        <text:list-item>
          <text:p text:style-name="P109"><text:span text:style-name="T43">In our </text:span><text:span text:style-name="Strong_20_Emphasis"><text:span text:style-name="T43">communities</text:span></text:span><text:span text:style-name="T43">, it brings justice and truth. </text:span></text:p>
        </text:list-item>
        <text:list-item>
          <text:p text:style-name="P52"><text:span text:style-name="T43">In our </text:span><text:span text:style-name="Strong_20_Emphasis"><text:span text:style-name="T43">nation</text:span></text:span><text:span text:style-name="T43">, it influences leadership and direction. </text:span></text:p>
        </text:list-item>
      </text:list>
      <text:p text:style-name="P89">The call of wisdom is not only to hear—but to respond, to live it out, and to carry it forward.</text:p>
      <text:h text:style-name="Heading_20_3" text:outline-level="3"><text:span text:style-name="Strong_20_Emphasis"><text:span text:style-name="T43"/></text:span></text:h>
      <text:h text:style-name="Heading_20_3" text:outline-level="3"><text:span text:style-name="Strong_20_Emphasis"><text:span text:style-name="T43">Conclusion</text:span></text:span></text:h>
      <text:p text:style-name="P89">Wisdom stands at the gates, calling loudly and clearly. The question is no longer whether wisdom is available—but whether we will listen, obey, and take part in God’s greater purpose.</text:p>
      <text:p text:style-name="Text_20_body"><text:span text:style-name="Strong_20_Emphasis"><text:span text:style-name="T43">Will we allow wisdom to guide our decisions—and will we bring that wisdom into the world around us?</text:span></text:span></text:p>
      <text:p text:style-name="P41"/>
      <text:p text:style-name="P44">Bible Reference Verse/s:</text:p>
      <text:p text:style-name="P49"/>
      <text:p text:style-name="P46">Proverbs 8:3</text:p>
      <text:p text:style-name="P48">“Beside the gates leading into the city, at the entrances, she cries aloud.”</text:p>
      <text:p text:style-name="P48"/>
      <text:p text:style-name="P46">1 Kings 3:7–9</text:p>
      <text:p text:style-name="P48">“Now, Lord my God, you have made your servant king… But I am only a little child and do not know how to carry out my duties… So give your servant a discerning heart to govern your people and to distinguish between right and wrong…”</text:p>
      <text:p text:style-name="P48"/>
      <text:p text:style-name="P46">1 Kings 3:28</text:p>
      <text:p text:style-name="P48">“When all Israel heard the verdict… they held the king in awe, because they saw that he had wisdom from God to administer justice.”</text:p>
      <text:p text:style-name="P48"/>
      <text:p text:style-name="P46">Acts 17:17</text:p>
      <text:p text:style-name="P48">Paul reasoned… in the marketplace day by day.</text:p>
      <text:p text:style-name="P48"/>
      <text:p text:style-name="P46">Acts 16:13</text:p>
      <text:p text:style-name="P48">Paul went outside the city gate and spoke where people gathered for prayer.</text:p>
      <text:p text:style-name="P48"/>
      <text:p text:style-name="P46">Ephesians 1:18</text:p>
      <text:p text:style-name="P48">“I pray that the eyes of your heart may be enlightened…”</text:p>
      <text:p text:style-name="P48"/>
      <text:p text:style-name="P46">1 Corinthians 1:30</text:p>
      <text:p text:style-name="P48">Christ “has become for us wisdom from God.”</text:p>
      <text:p text:style-name="P72"/>
      <text:p text:style-name="P72"/>
      <text:p text:style-name="P72"/>
      <text:p text:style-name="P72"/>
      <text:h text:style-name="P32" text:outline-level="2"><text:soft-page-break/><text:span text:style-name="T25">D</text:span><text:span text:style-name="T26">ay </text:span><text:span text:style-name="T29">6</text:span></text:h>
      <text:p text:style-name="P58">English</text:p>
      <text:h text:style-name="P23" text:outline-level="2"><text:span text:style-name="T17">Proverbs</text:span><text:span text:style-name="T18"> </text:span><text:span text:style-name="T19">1</text:span><text:span text:style-name="T18">:</text:span><text:span text:style-name="T16">1-</text:span><text:span text:style-name="T20">4</text:span></text:h>
      <text:p text:style-name="P84"><text:span text:style-name="T10">N</text:span><text:span text:style-name="T12">IV</text:span><text:span text:style-name="T10">(</text:span><text:span text:style-name="T11">New </text:span><text:span text:style-name="T12">International Version</text:span><text:span text:style-name="T10">)</text:span><text:span text:style-name="T14"> </text:span></text:p>
      <text:p text:style-name="P65"/>
      <text:p text:style-name="P65">Wisdom’s Call</text:p>
      <text:p text:style-name="P87"><text:span text:style-name="T5">1</text:span><text:span text:style-name="T13"> Does not wisdom call out?</text:span></text:p>
      <text:p text:style-name="P71"><text:s text:c="4"/>Does not understanding raise her voice?</text:p>
      <text:p text:style-name="P87"><text:span text:style-name="T6">2</text:span><text:span text:style-name="T13"> At the highest point along the way,</text:span></text:p>
      <text:p text:style-name="P71"><text:s text:c="4"/>where the paths meet, she takes her stand;</text:p>
      <text:p text:style-name="P87"><text:span text:style-name="T6">3</text:span><text:span text:style-name="T13"> beside the gate leading into the city,</text:span></text:p>
      <text:p text:style-name="P71"><text:s text:c="4"/>at the entrance, she cries aloud:</text:p>
      <text:p text:style-name="P84"><text:span text:style-name="T6">4</text:span><text:span text:style-name="T13"> “To you, O people, I call out;</text:span></text:p>
      <text:p text:style-name="P65"><text:s text:c="4"/>I raise my voice to all mankind.</text:p>
      <text:h text:style-name="P28" text:outline-level="2">GUIDE REFLECTION:</text:h>
      <text:h text:style-name="P3" text:outline-level="2"><text:span text:style-name="Strong_20_Emphasis"><text:span text:style-name="T40">Wisdom Calls to All Mankind</text:span></text:span></text:h>
      <text:p text:style-name="Text_20_body"><text:span text:style-name="Strong_20_Emphasis"><text:span text:style-name="T43">Proverbs 8:4 (NIV)</text:span></text:span><text:span text:style-name="T43"> – </text:span><text:span text:style-name="Emphasis"><text:span text:style-name="T43">“To you, O people, I call out; I raise my voice to all mankind.”</text:span></text:span></text:p>
      <text:h text:style-name="Heading_20_3" text:outline-level="3"><text:span text:style-name="Strong_20_Emphasis"><text:span text:style-name="T43">1. Two Women, Two Invitations</text:span></text:span></text:h>
      <text:p text:style-name="P89">In Proverbs 7, we see a contrasting picture to Proverbs 8. There, the adulterous woman actively seeks a victim:</text:p>
      <text:p text:style-name="Text_20_body"><text:span text:style-name="Strong_20_Emphasis"><text:span text:style-name="T43">Proverbs 7:10–12 (NIV)</text:span></text:span><text:span text:style-name="T43"><text:line-break/></text:span><text:span text:style-name="Emphasis"><text:span text:style-name="T43">“Then out came a woman to meet him, dressed like a prostitute and with crafty intent… Now in the street, now in the squares, at every corner she lurks.”</text:span></text:span></text:p>
      <text:p text:style-name="P89">Her invitation is secretive, seductive, and destructive. She targets individuals, drawing them into hidden sin and ultimately into ruin. Her voice operates in shadows, appealing to desire rather than truth.</text:p>
      <text:p text:style-name="P89">But in Proverbs 8:4, wisdom presents a completely different invitation:</text:p>
      <table:table table:name="Table4" table:style-name="Table4">
        <table:table-column table:style-name="Table4.A"/>
        <table:table-column table:style-name="Table4.B"/>
        <table:table-header-rows>
          <table:table-row>
            <table:table-cell table:style-name="Table4.A1" office:value-type="string">
              <text:p text:style-name="P13">The Adulteress (Proverbs 7)</text:p>
            </table:table-cell>
            <table:table-cell table:style-name="Table4.A1" office:value-type="string">
              <text:p text:style-name="P13">Wisdom (Proverbs 8)</text:p>
            </table:table-cell>
          </table:table-row>
        </table:table-header-rows>
        <table:table-row>
          <table:table-cell table:style-name="Table4.A1" office:value-type="string">
            <text:p text:style-name="P10">Seeks one victim</text:p>
          </table:table-cell>
          <table:table-cell table:style-name="Table4.A1" office:value-type="string">
            <text:p text:style-name="P10">Calls to all mankind</text:p>
          </table:table-cell>
        </table:table-row>
        <text:soft-page-break/>
        <table:table-row>
          <table:table-cell table:style-name="Table4.A1" office:value-type="string">
            <text:p text:style-name="P10">Lurks in hidden places</text:p>
          </table:table-cell>
          <table:table-cell table:style-name="Table4.A1" office:value-type="string">
            <text:p text:style-name="P10">Speaks publicly</text:p>
          </table:table-cell>
        </table:table-row>
        <table:table-row>
          <table:table-cell table:style-name="Table4.A1" office:value-type="string">
            <text:p text:style-name="P10">Uses deception</text:p>
          </table:table-cell>
          <table:table-cell table:style-name="Table4.A1" office:value-type="string">
            <text:p text:style-name="P10">Speaks truth</text:p>
          </table:table-cell>
        </table:table-row>
        <table:table-row>
          <table:table-cell table:style-name="Table4.A1" office:value-type="string">
            <text:p text:style-name="P10">Leads to destruction</text:p>
          </table:table-cell>
          <table:table-cell table:style-name="Table4.A1" office:value-type="string">
            <text:p text:style-name="P10">Leads to life</text:p>
          </table:table-cell>
        </table:table-row>
        <table:table-row>
          <table:table-cell table:style-name="Table4.A1" office:value-type="string">
            <text:p text:style-name="P10">Targets the naive</text:p>
          </table:table-cell>
          <table:table-cell table:style-name="Table4.A1" office:value-type="string">
            <text:p text:style-name="P10">Invites everyone</text:p>
          </table:table-cell>
        </table:table-row>
      </table:table>
      <text:p text:style-name="Text_20_body"><text:span text:style-name="T43">Wisdom does not whisper or hide. She raises her voice openly, calling </text:span><text:span text:style-name="Emphasis"><text:span text:style-name="T43">“to all mankind.”</text:span></text:span><text:span text:style-name="T43"> There is no exclusion, no secrecy—only truth and life offered freely.</text:span></text:p>
      <text:h text:style-name="Heading_20_3" text:outline-level="3"><text:span text:style-name="Strong_20_Emphasis"><text:span text:style-name="T43">2. The Scope of the Invitation: Everyone</text:span></text:span></text:h>
      <text:p text:style-name="Text_20_body"><text:span text:style-name="T43">The phrase </text:span><text:span text:style-name="Emphasis"><text:span text:style-name="T43">“to all mankind”</text:span></text:span><text:span text:style-name="T43"> emphasizes the universality of wisdom’s call. Unlike human systems that favor status or privilege, wisdom invites everyone:</text:span></text:p>
      <text:list xml:id="list1357272876" text:style-name="L7">
        <text:list-item>
          <text:p text:style-name="P114">The young and the old </text:p>
        </text:list-item>
        <text:list-item>
          <text:p text:style-name="P114">The rich and the poor </text:p>
        </text:list-item>
        <text:list-item>
          <text:p text:style-name="P114">The educated and the uneducated </text:p>
        </text:list-item>
        <text:list-item>
          <text:p text:style-name="P114">The religious and the irreligious </text:p>
        </text:list-item>
        <text:list-item>
          <text:p text:style-name="P96">The righteous and the sinful </text:p>
        </text:list-item>
      </text:list>
      <text:p text:style-name="P89">No one is beyond the reach of wisdom. This universal call points forward to the message of the gospel.</text:p>
      <text:h text:style-name="Heading_20_3" text:outline-level="3"><text:span text:style-name="Strong_20_Emphasis"><text:span text:style-name="T43">3. Jesus’ Call: The Fulfillment of Wisdom</text:span></text:span></text:h>
      <text:p text:style-name="P89">The voice of wisdom in Proverbs finds its ultimate expression in Jesus Christ.</text:p>
      <text:p text:style-name="Text_20_body"><text:span text:style-name="Strong_20_Emphasis"><text:span text:style-name="T43">Matthew 11:28 (NIV)</text:span></text:span><text:span text:style-name="T43"><text:line-break/></text:span><text:span text:style-name="Emphasis"><text:span text:style-name="T43">“Come to me, all you who are weary and burdened, and I will give you rest.”</text:span></text:span></text:p>
      <text:p text:style-name="Text_20_body"><text:span text:style-name="T43">Notice the word </text:span><text:span text:style-name="Emphasis"><text:span text:style-name="T43">“all.”</text:span></text:span><text:span text:style-name="T43"> Jesus invites everyone—not just the worthy, but the weary, the broken, and the lost.</text:span></text:p>
      <text:p text:style-name="Text_20_body"><text:span text:style-name="Strong_20_Emphasis"><text:span text:style-name="T43">Matthew 23:37 (NIV)</text:span></text:span><text:span text:style-name="T43"><text:line-break/></text:span><text:span text:style-name="Emphasis"><text:span text:style-name="T43">“Jerusalem, Jerusalem… how often I have longed to gather your children together… and you were not willing.”</text:span></text:span></text:p>
      <text:p text:style-name="P89">Here we see the heart of God. His call is not distant or mechanical—it is filled with compassion and longing. Like wisdom, He calls openly. Yet the tragedy remains: many refuse to respond.</text:p>
      <text:h text:style-name="Heading_20_3" text:outline-level="3"><text:span text:style-name="Strong_20_Emphasis"><text:span text:style-name="T43">4. The Final Invitation of Scripture</text:span></text:span></text:h>
      <text:p text:style-name="P89">The Bible ends not with silence, but with an invitation:</text:p>
      <text:p text:style-name="Text_20_body"><text:span text:style-name="Strong_20_Emphasis"><text:span text:style-name="T43">Revelation 22:17 (NIV)</text:span></text:span><text:span text:style-name="T43"><text:line-break/></text:span><text:span text:style-name="Emphasis"><text:span text:style-name="T43">“The Spirit and the bride say, ‘Come!’… Let the one who is thirsty come; and let the one who wishes take the free gift of the water of life.”</text:span></text:span></text:p>
      <text:p text:style-name="P89"><text:soft-page-break/>This is the fulfillment of wisdom’s call:</text:p>
      <text:list xml:id="list2003072907" text:style-name="L8">
        <text:list-item>
          <text:p text:style-name="P115">God calls </text:p>
        </text:list-item>
        <text:list-item>
          <text:p text:style-name="P115">The church echoes the call </text:p>
        </text:list-item>
        <text:list-item>
          <text:p text:style-name="P115">Believers become messengers </text:p>
        </text:list-item>
        <text:list-item>
          <text:p text:style-name="P97">Anyone who desires may come </text:p>
        </text:list-item>
      </text:list>
      <text:p text:style-name="P89">The invitation is free—this is grace. This is the ultimate expression of divine wisdom.</text:p>
      <text:h text:style-name="Heading_20_3" text:outline-level="3"><text:span text:style-name="Strong_20_Emphasis"><text:span text:style-name="T43">5. The Tragedy of Refusal</text:span></text:span></text:h>
      <text:p text:style-name="P89">Despite the clarity of the call, many still refuse:</text:p>
      <text:list xml:id="list2186228112" text:style-name="L9">
        <text:list-item>
          <text:p text:style-name="P116">In Proverbs, the foolish ignore wisdom </text:p>
        </text:list-item>
        <text:list-item>
          <text:p text:style-name="P116">In the Gospels, people reject Christ </text:p>
        </text:list-item>
        <text:list-item>
          <text:p text:style-name="P98">In Revelation, the invitation remains, yet some turn away </text:p>
        </text:list-item>
      </text:list>
      <text:p text:style-name="Text_20_body"><text:span text:style-name="Strong_20_Emphasis"><text:span text:style-name="T43">John 3:19</text:span></text:span><text:span text:style-name="T43"> explains why: people often love darkness rather than light. The issue is not that wisdom is hidden—the issue is the human heart.</text:span></text:p>
      <text:h text:style-name="Heading_20_3" text:outline-level="3"><text:span text:style-name="Strong_20_Emphasis"><text:span text:style-name="T43">6. Application: How Will You Respond?</text:span></text:span></text:h>
      <text:p text:style-name="P89">Today, the call of wisdom is still active—and even more accessible.</text:p>
      <text:p text:style-name="P89">In the program of the Kingdom of God, there are many ways through which wisdom continues to call:</text:p>
      <text:list xml:id="list1560185307" text:style-name="L10">
        <text:list-item>
          <text:p text:style-name="P110"><text:span text:style-name="Strong_20_Emphasis"><text:span text:style-name="T43">Daily Devotions</text:span></text:span><text:span text:style-name="T43"> that guide and nourish the soul </text:span></text:p>
        </text:list-item>
        <text:list-item>
          <text:p text:style-name="P110"><text:span text:style-name="Strong_20_Emphasis"><text:span text:style-name="T43">Online gatherings</text:span></text:span><text:span text:style-name="T43"> that build faith and community </text:span></text:p>
        </text:list-item>
        <text:list-item>
          <text:p text:style-name="P110"><text:span text:style-name="Strong_20_Emphasis"><text:span text:style-name="T43">Bible Canon Reading</text:span></text:span><text:span text:style-name="T43"> that grounds believers in truth </text:span></text:p>
        </text:list-item>
        <text:list-item>
          <text:p text:style-name="P99">And many other opportunities that lead to true wisdom and spiritual growth </text:p>
        </text:list-item>
      </text:list>
      <text:p text:style-name="P89">The question now becomes personal:</text:p>
      <text:p text:style-name="Text_20_body"><text:span text:style-name="Strong_20_Emphasis"><text:span text:style-name="T43">How will you respond?</text:span></text:span></text:p>
      <text:p text:style-name="P89">Will you ignore the call, like many before you?<text:line-break/>Or will you listen, receive, and grow?</text:p>
      <text:p text:style-name="P89">Wisdom is not distant. She is calling—through Scripture, through teaching, through community, and through Christ Himself.</text:p>
      <text:h text:style-name="Heading_20_3" text:outline-level="3"><text:span text:style-name="Strong_20_Emphasis"><text:span text:style-name="T43">Conclusion</text:span></text:span></text:h>
      <text:p text:style-name="P89">Wisdom calls to all mankind—openly, urgently, and graciously. The invitation is not limited, and the opportunity is present now.</text:p>
      <text:p text:style-name="Text_20_body"><text:span text:style-name="Strong_20_Emphasis"><text:span text:style-name="T43">The question is no longer whether wisdom is calling—<text:line-break/>but whether you are willing to respond.</text:span></text:span></text:p>
      <text:p text:style-name="P73"/>
      <text:p text:style-name="P41"><text:soft-page-break/>Bible Reference Verse/s:</text:p>
      <text:p text:style-name="P73"/>
      <text:p text:style-name="P74">Proverbs 8:4</text:p>
      <text:p text:style-name="P75">“To you, O people, I call out; I raise my voice to all mankind.”</text:p>
      <text:p text:style-name="P76"/>
      <text:p text:style-name="P74">Proverbs 7:10–12</text:p>
      <text:p text:style-name="P75">“Then out came a woman to meet him, dressed like a prostitute and with crafty intent… Now in the street, now in the squares, at every corner she lurks.”</text:p>
      <text:p text:style-name="P76"/>
      <text:p text:style-name="P74">Matthew 11:28</text:p>
      <text:p text:style-name="P75">“Come to me, all you who are weary and burdened, and I will give you rest.”</text:p>
      <text:p text:style-name="P76"/>
      <text:p text:style-name="P74">Matthew 23:37</text:p>
      <text:p text:style-name="P75">“Jerusalem, Jerusalem… how often I have longed to gather your children together… and you were not willing.”</text:p>
      <text:p text:style-name="P73"/>
      <text:p text:style-name="P74">Revelation 22:17</text:p>
      <text:p text:style-name="P75">“The Spirit and the bride say, ‘Come!’… Let the one who is thirsty come; and let the one who wishes take the free gift of the water of life.”</text:p>
      <text:p text:style-name="P76"/>
      <text:p text:style-name="P74">John 3:19</text:p>
      <text:p text:style-name="P75">"people often love darkness rather than l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PH"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6-04-25T14:26:07.251000000</meta:creation-date>
    <dc:date>2026-04-26T19:55:28.180000000</dc:date>
    <meta:editing-duration>PT1H23M51S</meta:editing-duration>
    <meta:editing-cycles>8</meta:editing-cycles>
    <meta:generator>Neat_Office/6.2.8.2$Windows_x86 LibreOffice_project/</meta:generator>
    <meta:document-statistic meta:table-count="4" meta:image-count="0" meta:object-count="0" meta:page-count="20" meta:paragraph-count="360" meta:word-count="5396" meta:character-count="30395" meta:non-whitespace-character-count="25308"/>
  </office:meta>
</office:document-meta>
</file>